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Lucidasans3" svg:font-family="Lucidasans"/>
    <style:font-face style:name="Times" svg:font-family="Times"/>
    <style:font-face style:name="Courier New" svg:font-family="'Courier New'" style:font-family-generic="modern"/>
    <style:font-face style:name="Times2" svg:font-family="Times" style:font-family-generic="roman"/>
    <style:font-face style:name="Times New Roman1" svg:font-family="'Times New Roman'" style:font-family-generic="roman"/>
    <style:font-face style:name="Arial1" svg:font-family="Arial" style:font-family-generic="swiss"/>
    <style:font-face style:name="Times1" svg:font-family="Times" style:font-family-generic="swiss"/>
    <style:font-face style:name="Courier New1" svg:font-family="'Courier New'" style:font-family-generic="modern" style:font-pitch="fixed"/>
    <style:font-face style:name="Century Schoolbook" svg:font-family="'Century Schoolbook'" style:font-family-generic="roman" style:font-pitch="variable"/>
    <style:font-face style:name="DejaVuSans1" svg:font-family="DejaVuSans" style:font-family-generic="roman" style:font-pitch="variable"/>
    <style:font-face style:name="Lucidasans2" svg:font-family="Lucidasans" style:font-family-generic="roman" style:font-pitch="variable"/>
    <style:font-face style:name="Perpetua" svg:font-family="Perpetua" style:font-family-generic="roman" style:font-pitch="variable"/>
    <style:font-face style:name="Times New Roman" svg:font-family="'Times New Roman'" style:font-family-generic="roman" style:font-pitch="variable"/>
    <style:font-face style:name="Papyrus" svg:font-family="Papyrus" style:font-family-generic="script" style:font-pitch="variable"/>
    <style:font-face style:name="Arial" svg:font-family="Arial" style:font-family-generic="swiss" style:font-pitch="variable"/>
    <style:font-face style:name="Arial Unicode MS" svg:font-family="'Arial Unicode MS', Tahoma" style:font-family-generic="swiss" style:font-pitch="variable"/>
    <style:font-face style:name="Lucidasans1" svg:font-family="Lucidasans" style:font-family-generic="swiss" style:font-pitch="variable"/>
    <style:font-face style:name="Tahoma" svg:font-family="Tahom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style:tab-stops>
          <style:tab-stop style:position="8.043cm"/>
          <style:tab-stop style:position="15.24cm" style:type="right"/>
        </style:tab-stops>
      </style:paragraph-properties>
      <style:text-properties fo:font-size="11pt" fo:language="es" fo:country="MX" fo:font-weight="bold" style:font-size-asian="11pt" style:font-weight-asian="bold" style:font-weight-complex="bold"/>
    </style:style>
    <style:style style:name="P2" style:family="paragraph" style:parent-style-name="Header">
      <style:paragraph-properties>
        <style:tab-stops/>
      </style:paragraph-properties>
      <style:text-properties fo:font-size="11pt" fo:language="es" fo:country="MX" style:font-size-asian="11pt"/>
    </style:style>
    <style:style style:name="P3" style:family="paragraph" style:parent-style-name="Header">
      <style:paragraph-properties>
        <style:tab-stops/>
      </style:paragraph-properties>
      <style:text-properties fo:font-size="11pt" fo:language="es" fo:country="MX" fo:font-style="italic" fo:font-weight="bold" style:font-size-asian="11pt" style:font-style-asian="italic" style:font-weight-asian="bold" style:font-style-complex="italic" style:font-weight-complex="bold"/>
    </style:style>
    <style:style style:name="P4" style:family="paragraph" style:parent-style-name="Header">
      <style:paragraph-properties>
        <style:tab-stops/>
      </style:paragraph-properties>
      <style:text-properties fo:font-size="11pt" fo:language="en" fo:country="US" style:font-size-asian="11pt"/>
    </style:style>
    <style:style style:name="P5" style:family="paragraph" style:parent-style-name="Header">
      <style:paragraph-properties>
        <style:tab-stops/>
      </style:paragraph-properties>
    </style:style>
    <style:style style:name="P6" style:family="paragraph" style:parent-style-name="Header">
      <style:text-properties style:font-name="Arial" fo:font-size="10pt" fo:language="en" fo:country="US" style:font-size-asian="10pt" style:font-name-complex="Arial"/>
    </style:style>
    <style:style style:name="P7" style:family="paragraph" style:parent-style-name="Header">
      <style:paragraph-properties>
        <style:tab-stops/>
      </style:paragraph-properties>
      <style:text-properties style:font-name="Arial" fo:font-size="10pt" fo:language="en" fo:country="US" style:font-size-asian="10pt" style:font-name-complex="Arial"/>
    </style:style>
    <style:style style:name="P8" style:family="paragraph" style:parent-style-name="Header">
      <style:paragraph-properties fo:text-align="center" style:justify-single-word="false">
        <style:tab-stops/>
      </style:paragraph-properties>
      <style:text-properties style:font-name="Arial" fo:font-size="10pt" fo:language="en" fo:country="US" style:font-size-asian="10pt" style:font-name-complex="Arial"/>
    </style:style>
    <style:style style:name="P9" style:family="paragraph" style:parent-style-name="Header">
      <style:text-properties style:font-name="Arial" fo:font-size="10pt" fo:language="es" fo:country="MX" style:font-size-asian="10pt" style:font-name-complex="Arial"/>
    </style:style>
    <style:style style:name="P10" style:family="paragraph" style:parent-style-name="Header">
      <style:paragraph-properties>
        <style:tab-stops/>
      </style:paragraph-properties>
      <style:text-properties style:font-name="Arial" fo:font-size="10pt" fo:language="es" fo:country="MX" style:font-size-asian="10pt" style:font-name-complex="Arial"/>
    </style:style>
    <style:style style:name="P11" style:family="paragraph" style:parent-style-name="Header">
      <style:text-properties fo:color="#0000ff" style:font-name="Arial" fo:font-size="10pt" fo:language="en" fo:country="US" style:font-size-asian="10pt" style:font-name-complex="Arial"/>
    </style:style>
    <style:style style:name="P12" style:family="paragraph" style:parent-style-name="Header">
      <style:text-properties fo:color="#0000ff" style:font-name="Arial" fo:font-size="10pt" fo:language="es" fo:country="MX" style:font-size-asian="10pt" style:font-name-complex="Arial"/>
    </style:style>
    <style:style style:name="P13" style:family="paragraph" style:parent-style-name="Header">
      <style:text-properties fo:color="#008000" style:font-name="Arial" fo:font-size="10pt" fo:language="es" fo:country="MX" style:font-size-asian="10pt" style:font-name-complex="Arial"/>
    </style:style>
    <style:style style:name="P14" style:family="paragraph" style:parent-style-name="Header">
      <style:text-properties fo:color="#008000" style:font-name="Arial" fo:font-size="10pt" fo:language="en" fo:country="US" style:font-size-asian="10pt" style:font-name-complex="Arial"/>
    </style:style>
    <style:style style:name="P15" style:family="paragraph" style:parent-style-name="Header">
      <style:paragraph-properties fo:text-align="center" style:justify-single-word="false"/>
      <style:text-properties fo:color="#008000" style:font-name="Arial" fo:font-size="10pt" fo:language="en" fo:country="US" style:font-size-asian="10pt" style:font-name-complex="Arial"/>
    </style:style>
    <style:style style:name="P16" style:family="paragraph" style:parent-style-name="Header">
      <style:paragraph-properties fo:text-align="center" style:justify-single-word="false" fo:padding-left="0cm" fo:padding-right="0cm" fo:padding-top="0cm" fo:padding-bottom="0.035cm" fo:border-left="none" fo:border-right="none" fo:border-top="none" fo:border-bottom="0.018cm solid #000000">
        <style:tab-stops>
          <style:tab-stop style:position="8.043cm"/>
          <style:tab-stop style:position="15.24cm" style:type="right"/>
        </style:tab-stops>
      </style:paragraph-properties>
    </style:style>
    <style:style style:name="P17" style:family="paragraph" style:parent-style-name="Footer">
      <style:paragraph-properties fo:margin-left="0cm" fo:margin-right="0.635cm" fo:text-indent="0cm" style:auto-text-indent="false"/>
    </style:style>
    <style:style style:name="P18" style:family="paragraph" style:parent-style-name="Standard">
      <style:text-properties fo:language="es" fo:country="MX"/>
    </style:style>
    <style:style style:name="P19" style:family="paragraph" style:parent-style-name="Standard">
      <style:text-properties fo:font-size="11pt" fo:language="es" fo:country="MX" style:font-size-asian="11pt"/>
    </style:style>
    <style:style style:name="P20" style:family="paragraph" style:parent-style-name="Standard">
      <style:text-properties style:font-name="Arial" fo:font-size="10pt" fo:language="en" fo:country="US" style:font-size-asian="10pt" style:font-name-complex="Arial"/>
    </style:style>
    <style:style style:name="P21" style:family="paragraph" style:parent-style-name="Standard">
      <style:text-properties style:font-name="Arial" fo:font-size="9pt" fo:language="es" fo:country="MX" style:font-size-asian="9pt" style:font-name-complex="Arial"/>
    </style:style>
    <style:style style:name="P22" style:family="paragraph" style:parent-style-name="Standard">
      <style:paragraph-properties fo:margin-left="0cm" fo:margin-right="0cm" fo:text-indent="1cm" style:auto-text-indent="false"/>
    </style:style>
    <style:style style:name="P23" style:family="paragraph" style:parent-style-name="Standard">
      <style:paragraph-properties fo:margin-left="0cm" fo:margin-right="0cm" fo:text-indent="1cm" style:auto-text-indent="false"/>
      <style:text-properties fo:font-size="11pt" fo:language="es" fo:country="MX" style:font-size-asian="11pt"/>
    </style:style>
    <style:style style:name="P24" style:family="paragraph" style:parent-style-name="Standard">
      <style:paragraph-properties fo:margin-left="0cm" fo:margin-right="0cm" fo:text-indent="1cm" style:auto-text-indent="false"/>
      <style:text-properties style:font-name="Arial" fo:font-size="10pt" fo:language="en" fo:country="US" style:font-size-asian="10pt" style:font-name-complex="Arial"/>
    </style:style>
    <style:style style:name="P25" style:family="paragraph" style:parent-style-name="Standard">
      <style:paragraph-properties fo:margin-left="0cm" fo:margin-right="0cm" fo:text-indent="1cm" style:auto-text-indent="false"/>
      <style:text-properties style:font-name="Arial" fo:font-size="10pt" fo:language="es" fo:country="MX" style:font-size-asian="10pt" style:font-name-complex="Arial"/>
    </style:style>
    <style:style style:name="P26" style:family="paragraph" style:parent-style-name="Standard">
      <style:paragraph-properties fo:margin-left="0cm" fo:margin-right="0cm" fo:text-indent="1cm" style:auto-text-indent="false"/>
      <style:text-properties fo:color="#0000ff" style:font-name="Arial" fo:font-size="10pt" fo:language="es" fo:country="MX" style:font-size-asian="10pt" style:font-name-complex="Arial"/>
    </style:style>
    <style:style style:name="P27" style:family="paragraph" style:parent-style-name="Standard">
      <style:paragraph-properties fo:margin-left="0cm" fo:margin-right="0cm" fo:text-indent="1cm" style:auto-text-indent="false"/>
      <style:text-properties fo:color="#0000ff" style:font-name="Arial" fo:font-size="10pt" fo:language="en" fo:country="US" style:font-size-asian="10pt" style:font-name-complex="Arial"/>
    </style:style>
    <style:style style:name="P28" style:family="paragraph" style:parent-style-name="Standard">
      <style:paragraph-properties fo:margin-left="0cm" fo:margin-right="0cm" fo:text-indent="1cm" style:auto-text-indent="false"/>
      <style:text-properties fo:color="#000000" style:font-name="Arial" fo:font-size="10pt" fo:language="en" fo:country="US" style:font-size-asian="10pt" style:font-name-complex="Arial"/>
    </style:style>
    <style:style style:name="P29" style:family="paragraph" style:parent-style-name="Standard">
      <style:paragraph-properties fo:margin-left="0cm" fo:margin-right="0cm" fo:text-indent="1cm" style:auto-text-indent="false"/>
      <style:text-properties fo:color="#000000" style:font-name="Arial" fo:font-size="10pt" fo:language="es" fo:country="MX" style:font-size-asian="10pt" style:font-name-complex="Arial"/>
    </style:style>
    <style:style style:name="P30" style:family="paragraph" style:parent-style-name="Standard">
      <style:paragraph-properties fo:margin-left="0cm" fo:margin-right="0.587cm" fo:text-indent="0cm" style:auto-text-indent="false"/>
      <style:text-properties style:font-name="Arial" fo:font-size="10pt" fo:language="es" fo:country="MX" style:font-size-asian="10pt" style:font-name-complex="Arial"/>
    </style:style>
    <style:style style:name="P31" style:family="paragraph" style:parent-style-name="Standard">
      <style:paragraph-properties fo:margin-left="0cm" fo:margin-right="0.587cm" fo:text-indent="0cm" style:auto-text-indent="false"/>
      <style:text-properties style:font-name="Arial" fo:font-size="10pt" fo:language="en" fo:country="US" style:font-size-asian="10pt" style:font-name-complex="Arial"/>
    </style:style>
    <style:style style:name="P32" style:family="paragraph" style:parent-style-name="Standard">
      <style:paragraph-properties fo:margin-left="1.249cm" fo:margin-right="0.587cm" fo:text-indent="0cm" style:auto-text-indent="false"/>
    </style:style>
    <style:style style:name="P33" style:family="paragraph" style:parent-style-name="Standard">
      <style:paragraph-properties fo:margin-left="1.249cm" fo:margin-right="0.587cm" fo:text-indent="0cm" style:auto-text-indent="false"/>
      <style:text-properties style:font-name="Arial" fo:font-size="9pt" fo:language="es" fo:country="MX" style:font-size-asian="9pt" style:font-name-complex="Arial"/>
    </style:style>
    <style:style style:name="P34" style:family="paragraph" style:parent-style-name="Standard">
      <style:paragraph-properties fo:margin-left="1.249cm" fo:margin-right="0.587cm" fo:text-indent="0cm" style:auto-text-indent="false"/>
      <style:text-properties style:font-name="Arial" fo:font-size="9pt" fo:language="en" fo:country="US" style:font-size-asian="9pt" style:font-name-complex="Arial"/>
    </style:style>
    <style:style style:name="P35" style:family="paragraph" style:parent-style-name="Standard">
      <style:paragraph-properties fo:margin-left="1.249cm" fo:margin-right="0.587cm" fo:text-indent="0cm" style:auto-text-indent="false" fo:padding-left="0.141cm" fo:padding-right="0cm" fo:padding-top="0cm" fo:padding-bottom="0cm" fo:border-left="0.018cm solid #000000" fo:border-right="none" fo:border-top="none" fo:border-bottom="none"/>
      <style:text-properties fo:font-size="11pt" fo:language="es" fo:country="MX" style:font-size-asian="11pt"/>
    </style:style>
    <style:style style:name="P36" style:family="paragraph" style:parent-style-name="Standard">
      <style:paragraph-properties fo:margin-left="1.249cm" fo:margin-right="0.587cm" fo:text-indent="0cm" style:auto-text-indent="false" fo:padding-left="0.141cm" fo:padding-right="0cm" fo:padding-top="0cm" fo:padding-bottom="0cm" fo:border-left="0.018cm solid #000000" fo:border-right="none" fo:border-top="none" fo:border-bottom="none"/>
      <style:text-properties style:font-name="Perpetua" fo:font-size="11pt" fo:language="es" fo:country="MX" style:font-size-asian="11pt"/>
    </style:style>
    <style:style style:name="P37" style:family="paragraph" style:parent-style-name="Standard">
      <style:paragraph-properties fo:margin-left="1.249cm" fo:margin-right="0.587cm" fo:text-indent="0cm" style:auto-text-indent="false" fo:padding-left="0.141cm" fo:padding-right="0cm" fo:padding-top="0cm" fo:padding-bottom="0cm" fo:border-left="0.018cm solid #000000" fo:border-right="none" fo:border-top="none" fo:border-bottom="none"/>
      <style:text-properties style:font-name="Perpetua" fo:font-size="11pt" fo:language="es" fo:country="MX" style:font-size-asian="11pt" style:language-asian="zxx" style:country-asian="none"/>
    </style:style>
    <style:style style:name="P38" style:family="paragraph" style:parent-style-name="Standard">
      <style:paragraph-properties fo:margin-left="1.249cm" fo:margin-right="0.587cm" fo:text-indent="0cm" style:auto-text-indent="false" fo:padding-left="0.141cm" fo:padding-right="0cm" fo:padding-top="0cm" fo:padding-bottom="0cm" fo:border-left="0.018cm solid #000000" fo:border-right="none" fo:border-top="none" fo:border-bottom="none"/>
      <style:text-properties style:font-name="Perpetua" fo:language="es" fo:country="MX"/>
    </style:style>
    <style:style style:name="P39" style:family="paragraph" style:parent-style-name="Standard">
      <style:paragraph-properties fo:margin-left="1.249cm" fo:margin-right="0.587cm" fo:text-indent="0cm" style:auto-text-indent="false" fo:padding-left="0.141cm" fo:padding-right="0cm" fo:padding-top="0cm" fo:padding-bottom="0cm" fo:border-left="0.018cm solid #000000" fo:border-right="none" fo:border-top="none" fo:border-bottom="none"/>
      <style:text-properties style:font-name="Perpetua" fo:font-size="10pt" fo:language="es" fo:country="MX" style:font-size-asian="10pt" style:language-asian="zxx" style:country-asian="none"/>
    </style:style>
    <style:style style:name="P40" style:family="paragraph" style:parent-style-name="Standard">
      <style:paragraph-properties fo:margin-left="1.249cm" fo:margin-right="0.587cm" fo:text-indent="0cm" style:auto-text-indent="false" fo:padding-left="0.141cm" fo:padding-right="0cm" fo:padding-top="0cm" fo:padding-bottom="0cm" fo:border-left="0.018cm solid #000000" fo:border-right="none" fo:border-top="none" fo:border-bottom="none"/>
      <style:text-properties style:font-name="Perpetua" fo:font-size="10pt" fo:language="en" fo:country="US" style:font-size-asian="10pt" style:language-asian="zxx" style:country-asian="none"/>
    </style:style>
    <style:style style:name="P41" style:family="paragraph" style:parent-style-name="Standard">
      <style:paragraph-properties fo:margin-left="1.249cm" fo:margin-right="0.587cm" fo:text-indent="0cm" style:auto-text-indent="false" fo:padding-left="0.141cm" fo:padding-right="0cm" fo:padding-top="0cm" fo:padding-bottom="0cm" fo:border-left="0.018cm solid #000000" fo:border-right="none" fo:border-top="none" fo:border-bottom="none"/>
      <style:text-properties style:font-name="Perpetua" fo:language="en" fo:country="US"/>
    </style:style>
    <style:style style:name="P42" style:family="paragraph" style:parent-style-name="Standard">
      <style:paragraph-properties fo:margin-left="1.249cm" fo:margin-right="0.587cm" fo:text-indent="0.079cm" style:auto-text-indent="false"/>
      <style:text-properties style:font-name="Perpetua" fo:language="es" fo:country="MX"/>
    </style:style>
    <style:style style:name="P43" style:family="paragraph" style:parent-style-name="Standard">
      <style:paragraph-properties fo:margin-left="0cm" fo:margin-right="0cm" fo:text-indent="1.249cm" style:auto-text-indent="false"/>
    </style:style>
    <style:style style:name="P44" style:family="paragraph" style:parent-style-name="Standard">
      <style:paragraph-properties fo:margin-left="0cm" fo:margin-right="0cm" fo:text-indent="1.249cm" style:auto-text-indent="false"/>
      <style:text-properties style:font-name="Arial" fo:font-size="10pt" fo:language="es" fo:country="MX" style:font-size-asian="10pt" style:font-name-complex="Arial"/>
    </style:style>
    <style:style style:name="P45" style:family="paragraph" style:parent-style-name="Standard">
      <style:paragraph-properties fo:margin-left="0cm" fo:margin-right="0cm" fo:text-indent="1.249cm" style:auto-text-indent="false"/>
      <style:text-properties style:font-name="Arial" fo:font-size="9pt" fo:language="en" fo:country="US" style:font-size-asian="9pt" style:font-name-complex="Arial"/>
    </style:style>
    <style:style style:name="P46" style:family="paragraph" style:parent-style-name="Standard">
      <style:paragraph-properties fo:margin-left="0cm" fo:margin-right="0cm" fo:text-indent="1.249cm" style:auto-text-indent="false"/>
      <style:text-properties style:font-name="Arial" fo:font-size="9pt" fo:language="es" fo:country="MX" style:font-size-asian="9pt" style:font-name-complex="Arial"/>
    </style:style>
    <style:style style:name="P47" style:family="paragraph" style:parent-style-name="Standard">
      <style:paragraph-properties fo:margin-left="0cm" fo:margin-right="0cm" fo:text-indent="1.249cm" style:auto-text-indent="false"/>
      <style:text-properties fo:color="#ff0000" style:font-name="Arial" fo:font-size="9pt" fo:language="es" fo:country="MX" style:font-size-asian="9pt" style:font-name-complex="Arial"/>
    </style:style>
    <style:style style:name="P48" style:family="paragraph" style:parent-style-name="Standard">
      <style:paragraph-properties fo:margin-left="2.498cm" fo:margin-right="0cm" fo:text-indent="0cm" style:auto-text-indent="false"/>
      <style:text-properties style:font-name="Arial" fo:font-size="10pt" fo:language="en" fo:country="US" style:font-size-asian="10pt" style:font-name-complex="Arial"/>
    </style:style>
    <style:style style:name="P49" style:family="paragraph" style:parent-style-name="Standard">
      <style:paragraph-properties fo:margin-left="2.498cm" fo:margin-right="0cm" fo:text-indent="0cm" style:auto-text-indent="false"/>
      <style:text-properties style:font-name="Arial" fo:font-size="10pt" fo:language="es" fo:country="MX" style:font-size-asian="10pt" style:font-name-complex="Arial"/>
    </style:style>
    <style:style style:name="P50" style:family="paragraph" style:parent-style-name="Header">
      <style:paragraph-properties fo:margin-left="2.498cm" fo:margin-right="0cm" fo:text-indent="0cm" style:auto-text-indent="false">
        <style:tab-stops>
          <style:tab-stop style:position="5.122cm" style:type="center"/>
          <style:tab-stop style:position="12.742cm" style:type="right"/>
        </style:tab-stops>
      </style:paragraph-properties>
    </style:style>
    <style:style style:name="P51" style:family="paragraph" style:parent-style-name="Header">
      <style:paragraph-properties fo:margin-left="2.498cm" fo:margin-right="0cm" fo:text-indent="0cm" style:auto-text-indent="false">
        <style:tab-stops>
          <style:tab-stop style:position="5.122cm" style:type="center"/>
          <style:tab-stop style:position="12.742cm" style:type="right"/>
        </style:tab-stops>
      </style:paragraph-properties>
      <style:text-properties style:font-name="Arial" fo:font-size="10pt" fo:language="en" fo:country="US" style:font-size-asian="10pt" style:font-name-complex="Arial"/>
    </style:style>
    <style:style style:name="P52" style:family="paragraph" style:parent-style-name="Standard">
      <style:paragraph-properties fo:margin-left="0.635cm" fo:margin-right="0cm" fo:text-indent="0cm" style:auto-text-indent="false"/>
      <style:text-properties fo:font-size="11pt" fo:language="es" fo:country="MX" style:font-size-asian="11pt"/>
    </style:style>
    <style:style style:name="P53" style:family="paragraph" style:parent-style-name="Header">
      <style:paragraph-properties fo:margin-left="0.635cm" fo:margin-right="0cm" fo:text-indent="0cm" style:auto-text-indent="false">
        <style:tab-stops/>
      </style:paragraph-properties>
    </style:style>
    <style:style style:name="P54" style:family="paragraph" style:parent-style-name="Header">
      <style:paragraph-properties fo:margin-left="0.635cm" fo:margin-right="0cm" fo:text-indent="0cm" style:auto-text-indent="false">
        <style:tab-stops/>
      </style:paragraph-properties>
      <style:text-properties fo:font-size="11pt" fo:language="es" fo:country="MX" style:font-size-asian="11pt"/>
    </style:style>
    <style:style style:name="P55" style:family="paragraph" style:parent-style-name="Standard">
      <style:paragraph-properties fo:margin-left="0cm" fo:margin-right="1.191cm" fo:text-indent="0cm" style:auto-text-indent="false"/>
      <style:text-properties fo:font-size="10pt" fo:language="es" fo:country="MX" style:font-size-asian="10pt"/>
    </style:style>
    <style:style style:name="P56" style:family="paragraph" style:parent-style-name="Standard">
      <style:paragraph-properties fo:margin-left="1.905cm" fo:margin-right="1.191cm" fo:text-indent="0cm" style:auto-text-indent="false" fo:padding-left="0.141cm" fo:padding-right="0cm" fo:padding-top="0cm" fo:padding-bottom="0cm" fo:border-left="0.018cm solid #000000" fo:border-right="none" fo:border-top="none" fo:border-bottom="none"/>
      <style:text-properties fo:font-size="10pt" fo:language="es" fo:country="MX" style:font-size-asian="10pt"/>
    </style:style>
    <style:style style:name="P57" style:family="paragraph" style:parent-style-name="Heading_20_1">
      <style:paragraph-properties fo:margin-top="0cm" fo:margin-bottom="0cm" fo:padding="0cm" fo:border="none"/>
    </style:style>
    <style:style style:name="P58" style:family="paragraph" style:parent-style-name="Header">
      <style:paragraph-properties fo:margin-top="0cm" fo:margin-bottom="0.141cm">
        <style:tab-stops/>
      </style:paragraph-properties>
    </style:style>
    <style:style style:name="P59" style:family="paragraph" style:parent-style-name="Header">
      <style:paragraph-properties fo:margin-left="5.027cm" fo:margin-right="0cm" fo:margin-top="0cm" fo:margin-bottom="0.141cm" fo:text-indent="-5.027cm" style:auto-text-indent="false">
        <style:tab-stops/>
      </style:paragraph-properties>
    </style:style>
    <style:style style:name="P60" style:family="paragraph" style:parent-style-name="Header">
      <style:paragraph-properties fo:margin-left="0cm" fo:margin-right="0cm" fo:text-indent="0.635cm" style:auto-text-indent="false">
        <style:tab-stops/>
      </style:paragraph-properties>
    </style:style>
    <style:style style:name="P61" style:family="paragraph" style:parent-style-name="Header">
      <style:paragraph-properties fo:margin-left="0cm" fo:margin-right="0cm" fo:text-indent="0.635cm" style:auto-text-indent="false">
        <style:tab-stops/>
      </style:paragraph-properties>
      <style:text-properties fo:font-size="11pt" fo:language="es" fo:country="MX" style:font-size-asian="11pt"/>
    </style:style>
    <style:style style:name="P62" style:family="paragraph" style:parent-style-name="Header">
      <style:paragraph-properties fo:break-before="page">
        <style:tab-stops/>
      </style:paragraph-properties>
      <style:text-properties fo:font-size="11pt" fo:language="es" fo:country="MX" style:font-size-asian="11pt"/>
    </style:style>
    <style:style style:name="P63" style:family="paragraph" style:parent-style-name="Standard" style:list-style-name="WW8Num7">
      <style:paragraph-properties fo:margin-left="0cm" fo:margin-right="0.587cm" fo:text-indent="0cm" style:auto-text-indent="false" fo:padding-left="0.141cm" fo:padding-right="0cm" fo:padding-top="0cm" fo:padding-bottom="0cm" fo:border-left="0.018cm solid #000000" fo:border-right="none" fo:border-top="none" fo:border-bottom="none"/>
    </style:style>
    <style:style style:name="P64" style:family="paragraph" style:parent-style-name="Standard" style:list-style-name="WW8Num7">
      <style:paragraph-properties fo:margin-left="0cm" fo:margin-right="0.587cm" fo:text-indent="0cm" style:auto-text-indent="false" fo:padding-left="0.141cm" fo:padding-right="0cm" fo:padding-top="0cm" fo:padding-bottom="0cm" fo:border-left="0.018cm solid #000000" fo:border-right="none" fo:border-top="none" fo:border-bottom="none"/>
    </style:style>
    <style:style style:name="P65" style:family="paragraph" style:parent-style-name="Standard" style:list-style-name="WW8Num7">
      <style:paragraph-properties fo:margin-left="0cm" fo:margin-right="0.587cm" fo:text-indent="0cm" style:auto-text-indent="false" fo:padding-left="0.141cm" fo:padding-right="0cm" fo:padding-top="0cm" fo:padding-bottom="0cm" fo:border-left="0.018cm solid #000000" fo:border-right="none" fo:border-top="none" fo:border-bottom="none"/>
      <style:text-properties style:font-name="Perpetua" fo:language="es" fo:country="MX"/>
    </style:style>
    <style:style style:name="P66" style:family="paragraph" style:parent-style-name="Standard" style:list-style-name="WW8Num8">
      <style:paragraph-properties fo:margin-left="0cm" fo:margin-right="0.587cm" fo:text-indent="0cm" style:auto-text-indent="false" fo:padding-left="0.141cm" fo:padding-right="0cm" fo:padding-top="0cm" fo:padding-bottom="0cm" fo:border-left="0.018cm solid #000000" fo:border-right="none" fo:border-top="none" fo:border-bottom="none"/>
      <style:text-properties style:font-name="Perpetua" fo:font-size="11pt" fo:language="es" fo:country="MX" style:font-size-asian="11pt"/>
    </style:style>
    <style:style style:name="P67" style:family="paragraph" style:parent-style-name="Standard" style:list-style-name="WW8Num7">
      <style:paragraph-properties fo:margin-left="0cm" fo:margin-right="0.587cm" fo:text-indent="0cm" style:auto-text-indent="false" fo:padding-left="0.141cm" fo:padding-right="0cm" fo:padding-top="0cm" fo:padding-bottom="0cm" fo:border-left="0.018cm solid #000000" fo:border-right="none" fo:border-top="none" fo:border-bottom="none"/>
    </style:style>
    <style:style style:name="P68" style:family="paragraph" style:parent-style-name="Standard" style:list-style-name="WW8Num7">
      <style:paragraph-properties fo:margin-left="0cm" fo:margin-right="0.587cm" fo:text-indent="0cm" style:auto-text-indent="false" fo:padding-left="0.141cm" fo:padding-right="0cm" fo:padding-top="0cm" fo:padding-bottom="0cm" fo:border-left="0.018cm solid #000000" fo:border-right="none" fo:border-top="none" fo:border-bottom="none"/>
    </style:style>
    <style:style style:name="P69" style:family="paragraph" style:parent-style-name="Standard" style:list-style-name="WW8Num7">
      <style:paragraph-properties fo:margin-left="0cm" fo:margin-right="0.587cm" fo:text-indent="0cm" style:auto-text-indent="false" fo:padding-left="0.141cm" fo:padding-right="0cm" fo:padding-top="0cm" fo:padding-bottom="0cm" fo:border-left="0.018cm solid #000000" fo:border-right="none" fo:border-top="none" fo:border-bottom="none"/>
    </style:style>
    <style:style style:name="P70" style:family="paragraph" style:parent-style-name="Standard" style:list-style-name="WW8Num7">
      <style:paragraph-properties fo:margin-left="0cm" fo:margin-right="0.587cm" fo:text-indent="0cm" style:auto-text-indent="false" fo:padding-left="0.141cm" fo:padding-right="0cm" fo:padding-top="0cm" fo:padding-bottom="0cm" fo:border-left="0.018cm solid #000000" fo:border-right="none" fo:border-top="none" fo:border-bottom="none"/>
    </style:style>
    <style:style style:name="P71" style:family="paragraph" style:parent-style-name="Standard" style:list-style-name="WW8Num7">
      <style:paragraph-properties fo:margin-left="0cm" fo:margin-right="0.587cm" fo:text-indent="0cm" style:auto-text-indent="false" fo:padding-left="0.141cm" fo:padding-right="0cm" fo:padding-top="0cm" fo:padding-bottom="0cm" fo:border-left="0.018cm solid #000000" fo:border-right="none" fo:border-top="none" fo:border-bottom="none"/>
    </style:style>
    <style:style style:name="P72" style:family="paragraph" style:parent-style-name="Standard" style:list-style-name="WW8Num7">
      <style:paragraph-properties fo:margin-left="0cm" fo:margin-right="0.587cm" fo:text-indent="0cm" style:auto-text-indent="false" fo:padding-left="0.141cm" fo:padding-right="0cm" fo:padding-top="0cm" fo:padding-bottom="0cm" fo:border-left="0.018cm solid #000000" fo:border-right="none" fo:border-top="none" fo:border-bottom="none"/>
    </style:style>
    <style:style style:name="P73" style:family="paragraph" style:parent-style-name="Standard" style:list-style-name="WW8Num7">
      <style:paragraph-properties fo:margin-left="0cm" fo:margin-right="0.587cm" fo:text-indent="0cm" style:auto-text-indent="false" fo:padding-left="0.141cm" fo:padding-right="0cm" fo:padding-top="0cm" fo:padding-bottom="0cm" fo:border-left="0.018cm solid #000000" fo:border-right="none" fo:border-top="none" fo:border-bottom="none"/>
    </style:style>
    <style:style style:name="P74" style:family="paragraph" style:parent-style-name="Standard" style:list-style-name="WW8Num7">
      <style:paragraph-properties fo:margin-left="0cm" fo:margin-right="0.587cm" fo:text-indent="0cm" style:auto-text-indent="false" fo:padding-left="0.141cm" fo:padding-right="0cm" fo:padding-top="0cm" fo:padding-bottom="0cm" fo:border-left="0.018cm solid #000000" fo:border-right="none" fo:border-top="none" fo:border-bottom="none"/>
    </style:style>
    <style:style style:name="P75" style:family="paragraph" style:parent-style-name="Standard" style:list-style-name="WW8Num7">
      <style:paragraph-properties fo:margin-left="0cm" fo:margin-right="0.587cm" fo:text-indent="0cm" style:auto-text-indent="false" fo:padding-left="0.141cm" fo:padding-right="0cm" fo:padding-top="0cm" fo:padding-bottom="0cm" fo:border-left="0.018cm solid #000000" fo:border-right="none" fo:border-top="none" fo:border-bottom="none"/>
    </style:style>
    <style:style style:name="P76" style:family="paragraph" style:parent-style-name="Standard" style:list-style-name="WW8Num8">
      <style:paragraph-properties fo:margin-left="0cm" fo:margin-right="0.587cm" fo:text-indent="0cm" style:auto-text-indent="false"/>
      <style:text-properties style:font-name="Perpetua" fo:language="es" fo:country="MX"/>
    </style:style>
    <style:style style:name="P77" style:family="paragraph" style:parent-style-name="Standard" style:list-style-name="WW8Num8">
      <style:paragraph-properties fo:margin-left="0cm" fo:margin-right="0.587cm" fo:text-indent="0cm" style:auto-text-indent="false"/>
      <style:text-properties style:font-name="Perpetua" fo:language="es" fo:country="MX"/>
    </style:style>
    <style:style style:name="P78" style:family="paragraph" style:parent-style-name="Standard" style:list-style-name="WW8Num8">
      <style:paragraph-properties fo:margin-left="0cm" fo:margin-right="0.587cm" fo:text-indent="0cm" style:auto-text-indent="false"/>
      <style:text-properties style:font-name="Perpetua" fo:language="es" fo:country="MX"/>
    </style:style>
    <style:style style:name="P79" style:family="paragraph" style:parent-style-name="Standard" style:list-style-name="WW8Num8">
      <style:paragraph-properties fo:margin-left="0cm" fo:margin-right="0.587cm" fo:text-indent="0cm" style:auto-text-indent="false"/>
      <style:text-properties style:font-name="Perpetua" fo:language="es" fo:country="MX"/>
    </style:style>
    <style:style style:name="P80" style:family="paragraph" style:parent-style-name="Standard" style:list-style-name="WW8Num8">
      <style:paragraph-properties fo:margin-left="0cm" fo:margin-right="0.587cm" fo:text-indent="0cm" style:auto-text-indent="false"/>
    </style:style>
    <style:style style:name="P81" style:family="paragraph" style:parent-style-name="Standard" style:list-style-name="WW8Num8">
      <style:paragraph-properties fo:margin-left="0cm" fo:margin-right="0.587cm" fo:text-indent="0cm" style:auto-text-indent="false"/>
    </style:style>
    <style:style style:name="P82" style:family="paragraph" style:parent-style-name="Standard" style:list-style-name="WW8Num1">
      <style:paragraph-properties fo:padding-left="0cm" fo:padding-right="0cm" fo:padding-top="0.035cm" fo:padding-bottom="0cm" fo:border-left="none" fo:border-right="none" fo:border-top="0.018cm solid #000000" fo:border-bottom="none"/>
    </style:style>
    <style:style style:name="P83" style:family="paragraph" style:parent-style-name="Standard" style:list-style-name="WW8Num1">
      <style:paragraph-properties fo:margin-left="0cm" fo:margin-right="1.191cm" fo:text-indent="0cm" style:auto-text-indent="false" fo:padding-left="0.141cm" fo:padding-right="0cm" fo:padding-top="0cm" fo:padding-bottom="0cm" fo:border-left="0.018cm solid #000000" fo:border-right="none" fo:border-top="none" fo:border-bottom="none"/>
      <style:text-properties fo:font-size="10pt" fo:language="es" fo:country="MX" style:font-size-asian="10pt"/>
    </style:style>
    <style:style style:name="P84" style:family="paragraph" style:parent-style-name="Standard" style:list-style-name="WW8Num1">
      <style:paragraph-properties fo:margin-left="0cm" fo:margin-right="1.191cm" fo:text-indent="0cm" style:auto-text-indent="false" fo:padding-left="0.141cm" fo:padding-right="0cm" fo:padding-top="0cm" fo:padding-bottom="0cm" fo:border-left="0.018cm solid #000000" fo:border-right="none" fo:border-top="none" fo:border-bottom="none"/>
      <style:text-properties fo:font-size="10pt" fo:language="es" fo:country="MX" style:font-size-asian="10pt"/>
    </style:style>
    <style:style style:name="P85" style:family="paragraph" style:parent-style-name="Standard">
      <style:paragraph-properties fo:margin-left="1.249cm" fo:margin-right="0.587cm" fo:text-indent="0.079cm" style:auto-text-indent="false"/>
      <style:text-properties style:font-name="Perpetua" fo:language="es" fo:country="MX"/>
    </style:style>
    <style:style style:name="P86" style:family="paragraph" style:parent-style-name="Header" style:list-style-name="WW8Num5">
      <style:paragraph-properties>
        <style:tab-stops/>
      </style:paragraph-properties>
    </style:style>
    <style:style style:name="P87" style:family="paragraph" style:parent-style-name="Header" style:list-style-name="WW8Num4">
      <style:paragraph-properties>
        <style:tab-stops/>
      </style:paragraph-properties>
    </style:style>
    <style:style style:name="P88" style:family="paragraph" style:parent-style-name="Header" style:list-style-name="WW8Num4">
      <style:paragraph-properties>
        <style:tab-stops/>
      </style:paragraph-properties>
    </style:style>
    <style:style style:name="P89" style:family="paragraph" style:parent-style-name="Heading_20_1" style:master-page-name="Standard">
      <style:paragraph-properties fo:margin-top="0cm" fo:margin-bottom="0cm" style:page-number="auto" fo:padding="0cm" fo:border="none"/>
      <style:text-properties style:font-name="Century Schoolbook" fo:font-size="12pt" style:font-size-asian="12pt"/>
    </style:style>
    <style:style style:name="P90" style:family="paragraph">
      <style:paragraph-properties fo:text-align="justify" style:writing-mode="lr-tb"/>
    </style:style>
    <style:style style:name="P91" style:family="paragraph">
      <style:paragraph-properties style:writing-mode="lr-tb"/>
    </style:style>
    <style:style style:name="P92" style:family="paragraph">
      <style:paragraph-properties fo:text-align="center" style:writing-mode="lr-tb"/>
    </style:style>
    <style:style style:name="P93" style:family="paragraph">
      <style:paragraph-properties fo:text-align="center" style:writing-mode="lr-tb"/>
      <style:text-properties fo:font-size="24pt"/>
    </style:style>
    <style:style style:name="T1" style:family="text">
      <style:text-properties fo:font-size="11pt" fo:language="es" fo:country="MX" fo:font-weight="bold" style:font-size-asian="11pt" style:font-weight-asian="bold" style:font-weight-complex="bold"/>
    </style:style>
    <style:style style:name="T2" style:family="text">
      <style:text-properties fo:font-size="11pt" fo:language="es" fo:country="MX" fo:font-style="italic" fo:font-weight="bold" style:font-size-asian="11pt" style:font-style-asian="italic" style:font-weight-asian="bold" style:font-style-complex="italic" style:font-weight-complex="bold"/>
    </style:style>
    <style:style style:name="T3" style:family="text">
      <style:text-properties fo:font-size="11pt" fo:language="es" fo:country="MX" fo:font-style="italic" style:font-size-asian="11pt" style:font-style-asian="italic" style:font-style-complex="italic"/>
    </style:style>
    <style:style style:name="T4" style:family="text">
      <style:text-properties fo:font-size="11pt" fo:language="es" fo:country="MX" style:font-size-asian="11pt"/>
    </style:style>
    <style:style style:name="T5" style:family="text">
      <style:text-properties fo:font-size="11pt" fo:language="en" fo:country="US" style:font-size-asian="11pt"/>
    </style:style>
    <style:style style:name="T6" style:family="text">
      <style:text-properties fo:font-size="11pt" fo:language="en" fo:country="US" fo:font-style="italic" fo:font-weight="bold" style:font-size-asian="11pt" style:font-style-asian="italic" style:font-weight-asian="bold" style:font-style-complex="italic" style:font-weight-complex="bold"/>
    </style:style>
    <style:style style:name="T7" style:family="text">
      <style:text-properties style:font-name="Century Schoolbook" fo:font-size="12pt" style:font-size-asian="12pt"/>
    </style:style>
    <style:style style:name="T8" style:family="text">
      <style:text-properties style:font-name="Century Schoolbook" fo:font-style="italic" style:font-style-asian="italic" style:font-style-complex="italic"/>
    </style:style>
    <style:style style:name="T9" style:family="text">
      <style:text-properties style:font-name="Century Schoolbook" fo:language="es" fo:country="MX" fo:font-weight="bold" style:letter-kerning="true" style:font-weight-asian="bold" style:font-name-complex="Tahoma" style:font-size-complex="16pt" style:font-weight-complex="bold"/>
    </style:style>
    <style:style style:name="T10" style:family="text">
      <style:text-properties style:font-name="Times New Roman" fo:font-size="12pt" fo:font-weight="normal" style:font-size-asian="12pt" style:font-weight-asian="normal" style:font-name-complex="Times New Roman" style:font-weight-complex="normal"/>
    </style:style>
    <style:style style:name="T11" style:family="text">
      <style:text-properties fo:language="es" fo:country="MX"/>
    </style:style>
    <style:style style:name="T12" style:family="text">
      <style:text-properties style:font-name="Perpetua" fo:language="es" fo:country="MX"/>
    </style:style>
    <style:style style:name="T13" style:family="text">
      <style:text-properties style:font-name="Perpetua" fo:language="es" fo:country="MX" fo:font-style="italic" style:font-style-asian="italic" style:font-style-complex="italic"/>
    </style:style>
    <style:style style:name="T14" style:family="text">
      <style:text-properties style:font-name="Perpetua" fo:language="es" fo:country="MX" fo:font-style="italic" fo:font-weight="bold" style:font-style-asian="italic" style:font-weight-asian="bold" style:font-style-complex="italic" style:font-weight-complex="bold"/>
    </style:style>
    <style:style style:name="T15" style:family="text">
      <style:text-properties style:font-name="Perpetua" fo:language="es" fo:country="MX" fo:font-weight="bold" style:font-weight-asian="bold" style:font-weight-complex="bold"/>
    </style:style>
    <style:style style:name="T16" style:family="text">
      <style:text-properties style:font-name="Arial" fo:font-size="9pt" fo:language="en" fo:country="US" style:font-size-asian="9pt" style:font-name-complex="Arial"/>
    </style:style>
    <style:style style:name="T17" style:family="text">
      <style:text-properties style:font-name="Arial" fo:font-size="9pt" fo:language="es" fo:country="MX" style:font-size-asian="9pt" style:font-name-complex="Arial"/>
    </style:style>
    <style:style style:name="T18" style:family="text">
      <style:text-properties style:font-name="Arial" fo:font-size="10pt" fo:language="es" fo:country="MX" style:font-size-asian="10pt" style:font-name-complex="Arial"/>
    </style:style>
    <style:style style:name="T19" style:family="text">
      <style:text-properties style:font-name="Arial" fo:font-size="10pt" fo:language="en" fo:country="US" style:font-size-asian="10pt" style:font-name-complex="Arial"/>
    </style:style>
    <style:style style:name="T20" style:family="text">
      <style:text-properties fo:color="#0000ff" style:font-name="Arial" fo:font-size="9pt" fo:language="en" fo:country="US" style:font-size-asian="9pt" style:font-name-complex="Arial"/>
    </style:style>
    <style:style style:name="T21" style:family="text">
      <style:text-properties fo:color="#0000ff" style:font-name="Arial" fo:font-size="9pt" fo:language="es" fo:country="MX" style:font-size-asian="9pt" style:font-name-complex="Arial"/>
    </style:style>
    <style:style style:name="T22" style:family="text">
      <style:text-properties fo:color="#0000ff" style:font-name="Arial" fo:font-size="10pt" fo:language="es" fo:country="MX" style:font-size-asian="10pt" style:font-name-complex="Arial"/>
    </style:style>
    <style:style style:name="T23" style:family="text">
      <style:text-properties fo:color="#0000ff" style:font-name="Arial" fo:font-size="10pt" fo:language="en" fo:country="US" style:font-size-asian="10pt" style:font-name-complex="Arial"/>
    </style:style>
    <style:style style:name="T24" style:family="text">
      <style:text-properties fo:color="#0000ff" fo:font-size="11pt" fo:language="es" fo:country="MX" style:font-size-asian="11pt"/>
    </style:style>
    <style:style style:name="T25" style:family="text">
      <style:text-properties fo:color="#ff0000" style:font-name="Arial" fo:font-size="9pt" fo:language="es" fo:country="MX" style:font-size-asian="9pt" style:font-name-complex="Arial"/>
    </style:style>
    <style:style style:name="T26" style:family="text">
      <style:text-properties fo:color="#ff0000" style:font-name="Arial" fo:font-size="10pt" fo:language="es" fo:country="MX" style:font-size-asian="10pt" style:font-name-complex="Arial"/>
    </style:style>
    <style:style style:name="T27" style:family="text">
      <style:text-properties fo:color="#000000" style:font-name="Arial" fo:font-size="10pt" fo:language="en" fo:country="US" style:font-size-asian="10pt" style:font-name-complex="Arial"/>
    </style:style>
    <style:style style:name="T28" style:family="text">
      <style:text-properties fo:color="#000000" style:font-name="Arial" fo:font-size="10pt" fo:language="es" fo:country="MX" style:font-size-asian="10pt" style:font-name-complex="Arial"/>
    </style:style>
    <style:style style:name="T29" style:family="text">
      <style:text-properties fo:font-style="italic"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style style:name="T32" style:family="text">
      <style:text-properties style:use-window-font-color="true" style:font-name="Arial" fo:font-size="10pt" fo:language="es" fo:country="MX" style:font-name-asian="Times New Roman" style:font-size-asian="10pt" style:font-name-complex="Arial" style:font-size-complex="12pt" style:language-complex="ar" style:country-complex="SA"/>
    </style:style>
    <style:style style:name="T33" style:family="text">
      <style:text-properties fo:color="#0000ff" style:font-name="Arial" fo:font-size="10pt" fo:language="es" fo:country="MX" fo:font-style="italic" style:font-name-asian="Times New Roman" style:font-size-asian="10pt" style:font-style-asian="italic" style:font-name-complex="Arial" style:font-size-complex="12pt" style:language-complex="ar" style:country-complex="SA" style:font-style-complex="italic"/>
    </style:style>
    <style:style style:name="T34" style:family="text">
      <style:text-properties style:use-window-font-color="true" style:font-name="Arial" fo:font-size="10pt" fo:language="es" fo:country="MX" fo:font-style="italic" fo:font-weight="bold" style:font-name-asian="Times New Roman" style:font-size-asian="10pt" style:font-style-asian="italic" style:font-weight-asian="bold" style:font-name-complex="Arial" style:font-size-complex="12pt" style:language-complex="ar" style:country-complex="SA" style:font-style-complex="italic" style:font-weight-complex="bold"/>
    </style:style>
    <style:style style:name="T35" style:family="text">
      <style:text-properties style:use-window-font-color="true" style:font-name="Arial" fo:font-size="8pt" fo:language="es" fo:country="MX" style:font-name-asian="Times New Roman" style:font-size-asian="8pt" style:font-name-complex="Arial" style:font-size-complex="12pt" style:language-complex="ar" style:country-complex="SA"/>
    </style:style>
    <style:style style:name="T36" style:family="text">
      <style:text-properties style:use-window-font-color="true" style:font-name="Arial" fo:font-size="9pt" fo:language="es" fo:country="MX" style:font-name-asian="Times New Roman" style:font-size-asian="9pt" style:font-name-complex="Arial" style:font-size-complex="12pt" style:language-complex="ar" style:country-complex="SA"/>
    </style:style>
    <style:style style:name="T37" style:family="text">
      <style:text-properties style:use-window-font-color="true" style:font-name="Times New Roman" fo:font-size="8pt" fo:language="es" fo:country="MX" style:font-name-asian="Times New Roman" style:font-size-asian="8pt" style:font-name-complex="Times New Roman" style:font-size-complex="12pt" style:language-complex="ar" style:country-complex="SA"/>
    </style:style>
    <style:style style:name="T38" style:family="text">
      <style:text-properties style:use-window-font-color="true" style:font-name="Times New Roman" fo:font-size="8pt" fo:language="en" fo:country="US" style:font-name-asian="Times New Roman" style:font-size-asian="8pt" style:font-name-complex="Times New Roman" style:font-size-complex="12pt" style:language-complex="ar" style:country-complex="SA"/>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4" style:family="graphic">
      <style:graphic-properties style:run-through="foreground"/>
    </style:style>
    <style:style style:name="gr5"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6"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7" style:family="graphic">
      <style:graphic-properties draw:stroke="solid" svg:stroke-width="0.026cm" svg:stroke-color="#000000" draw:marker-start="msArrowOvalEnd_20_1" draw:marker-start-width="0.24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8"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9"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0" style:family="graphic">
      <style:graphic-properties draw:stroke="dash" draw:stroke-dash="Dash_20_1" svg:stroke-width="0.035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9" text:outline-level="1" text:is-list-header="true">Ficha de clase número: 03</text:h>
      <text:h text:style-name="P57" text:outline-level="1" text:is-list-header="true"><text:span text:style-name="T7">Fecha: <text:tab/></text:span><text:span text:style-name="T8">Turno mañana:</text:span><text:span text:style-name="T7"><text:tab/></text:span><text:span text:style-name="T10">25 de Marzo de 2008</text:span></text:h>
      <text:h text:style-name="P57" text:outline-level="1" text:is-list-header="true"><text:span text:style-name="T7"><text:tab/><text:tab/></text:span><text:span text:style-name="T8">Turno tarde:</text:span><text:span text:style-name="T7"><text:tab/></text:span><text:span text:style-name="T10">26 de marzo de 2008</text:span></text:h>
      <text:p text:style-name="P18"/>
      <text:p text:style-name="P58"><text:span text:style-name="T9">Tema Principal:</text:span><text:span text:style-name="T11"><text:tab/><text:tab/>Un Framework para Archivos de Registros.</text:span></text:p>
      <text:p text:style-name="P59"><text:span text:style-name="T9">Temas particulares:</text:span><text:span text:style-name="T11"><text:tab/>Planteo de un marco de trabajo (framework) para el desarrollo de clases que gestionen archivos registros de longitud fija. Uso de RandomAccessFile en ese framework. Clases Generalizadas. ABM en un archivo de registros. Bajas físicas y lógicas.</text:span></text:p>
      <text:h text:style-name="Heading_20_1" text:outline-level="1">Serialización (Grabación de objetos). (Referencia: DLC06-RegisterFile)</text:h>
      <text:p text:style-name="P22"><text:span text:style-name="T4">Hemos visto que la clase </text:span><text:span text:style-name="T1">RandomAccessFile</text:span><text:span text:style-name="T4"> permite manejar un archivo de disco como si fuera un gran arreglo de bytes en memoria externa, brindando acceso directo a cada byte mediante el método </text:span><text:span text:style-name="T3">seek()</text:span><text:span text:style-name="T4">. Esto es muy conveniente, pero nos proponemos ahora un salto hacia arriba en cuanto a la abstracción de datos: pretendemos el desarrollo de un marco de trabajo o </text:span><text:span text:style-name="T3">framework</text:span><text:span text:style-name="T4"> en el cual planteemos clases diseñadas para manejar archivos de acceso directo, pero que sean capaces de almacenar y recuperar información de los </text:span><text:span text:style-name="T3">objetos </text:span><text:span text:style-name="T4">de una aplicación.</text:span></text:p>
      <text:p text:style-name="P23"/>
      <text:p text:style-name="P22"><text:span text:style-name="T4">Podría inmediatamente objetarse esta idea, alegando que Java ya permite tal cosa mediante la Serialización. Sin embargo, note el lector que nuestra propuesta es el planteo de clases para gestión de archivos de </text:span><text:span text:style-name="T3">acceso directo </text:span><text:span text:style-name="T4">que almacenen información de objetos. La </text:span><text:span text:style-name="T3">serialización </text:span><text:span text:style-name="T4">permite almacenar objetos en disco, a través de archivos que luego se manejan secuencialmente. Pero nuestro planteo sugiere la posibilidad de almacenar información de objetos, y luego saltar a la posición de cualquiera de ellos en el archivo y grabar o recuperar en esa posición, sin el recorrido secuencial. </text:span></text:p>
      <text:p text:style-name="P23"/>
      <text:p text:style-name="P23">Por otra parte, digamos que la serialización es un mecanismo sutilmente más complicado que lo que nosotros mostraremos aquí. La serialización almacena información acerca de la clase del objeto y también sobre los objetos relacionados con el que se graba, de forma de poder reconstruir integramente un objeto desde el disco, cualquiera sea su complejidad. En cambio nuestro framework buscará el tratamiento de objetos como si fueran registros de datos que deben almacenarse en disco. En la serialización es la propia máquina virtual la que determina la forma en que debe grabarse y leerse un objeto. En nuestro modelo, es el programador de la clase cuyos objetos serán grabados o leídos quien debe indicar de qué forma se graba o lee cada objeto.</text:p>
      <text:p text:style-name="P23"/>
      <text:p text:style-name="P23">Para el diseño de las clases necesarias, debemos enfrentar algunos problemas básicos, y las pautas generales que guíen el diseño pueden resumirse como sigue:</text:p>
      <text:p text:style-name="P23"/>
      <text:list text:style-name="WW8Num7">
        <text:list-item>
          <text:p text:style-name="P63"><text:span text:style-name="T12">La idea es que podamos agregar datos de objetos al archivo, modificar esos datos, y borrar datos de un objeto en el archivo. Es decir, nuestro </text:span><text:span text:style-name="T13">framework</text:span><text:span text:style-name="T12"> debe permitir la implementación de la conocida técnica </text:span><text:span text:style-name="T13">ABM </text:span><text:span text:style-name="T12">(altas, bajas y modificaciones) sobre un archivo. Pero para posibilitar el </text:span><text:span text:style-name="T13">seeking</text:span><text:span text:style-name="T12"> (o sea, el acceso directo al </text:span><text:soft-page-break/><text:span text:style-name="T12">registro del objeto que queremos acceder) será necesario que los registros en disco sean todos del mismo tamaño en un archivo dado. Esto trae un potencial problema con aquellos objetos que tengan atributos de tipo </text:span><text:span text:style-name="T13">String</text:span><text:span text:style-name="T12">, pues los valores de estos podrían diferir en tamaño entre objetos diferentes de la misma clase. Así, si una clase </text:span><text:span text:style-name="T13">Estudiante</text:span><text:span text:style-name="T12"> tiene un atributo </text:span><text:span text:style-name="T13">String nombre</text:span><text:span text:style-name="T12">, distintos objetos de la clase </text:span><text:span text:style-name="T13">Estudiante </text:span><text:span text:style-name="T12">tendrán valores como </text:span><text:span text:style-name="T13">“Ana”</text:span><text:span text:style-name="T12"> o </text:span><text:span text:style-name="T13">“Carlos” </text:span><text:span text:style-name="T12">cuyas longitudes en memoria son diferentes. Pero al llevarlos a disco, debemos asegurar que el valor de atributos como estos se graben en forma de cadenas del mismo largo. La solución elegida en nuestro modelo consiste en grabar las cadenas agregándoles tantos blancos como sean necesarios al final, para ajustar sus tamaños a un tamaño prefijado. Y luego, al leer esos datos, eliminar los blancos antes de usar las cadenas en memoria. En nuestro </text:span><text:span text:style-name="T13">framework </text:span><text:span text:style-name="T12">hemos desarrollado y provisto dos métodos para hacer esto: </text:span><text:span text:style-name="T13">writeString()</text:span><text:span text:style-name="T12"> y </text:span><text:span text:style-name="T13">readString()</text:span><text:span text:style-name="T12"> (como métodos </text:span><text:span text:style-name="T13">static</text:span><text:span text:style-name="T12"> dentro de la clase </text:span><text:span text:style-name="T13">RegisterFile</text:span><text:span text:style-name="T12">).</text:span></text:p>
        </text:list-item>
      </text:list>
      <text:p text:style-name="P36"/>
      <text:list text:style-name="WW8Num7">
        <text:list-item text:start-value="1">
          <text:p text:style-name="P63"><text:span text:style-name="T12">Como consecuencia de lo anterior, está claro que un objeto en memoria de una clase cualquiera, no será necesariamente representado en disco de la misma forma que como está en memoria... Las cadenas de caracteres al grabarse serán forzadas a tener cierta longitud fija, y tampoco nos importa en este modelo guardar información sobre los métodos que cada objeto disponía antes de ser grabado (no estamos serializando... sólo estamos guardando los datos que cada objeto tenía). La idea final es que sin importar de qué clase era un objeto, será representado dentro del archivo como un registro de longitud fija, y estos registros serán modelados como objetos de una clase llamada </text:span><text:span text:style-name="T13">Register</text:span><text:span text:style-name="T12">, diseñada a tal fin dentro del framework.</text:span></text:p>
        </text:list-item>
      </text:list>
      <text:p text:style-name="P36"/>
      <text:list text:style-name="WW8Num7">
        <text:list-item text:start-value="1">
          <text:p text:style-name="P65">Un problema no menor es el de realizar bajas (eliminaciones) de registros dentro del archivo. Una vez que un regsistro fue grabado, ocupa lugar en el disco dentro del archivo. <text:s/>¿Cómo se borra un registro contenido dentro de un archivo? Hay dos vías clásicas: </text:p>
        </text:list-item>
      </text:list>
      <text:p text:style-name="P38"/>
      <text:p text:style-name="P37"/>
      <text:p text:style-name="P36"/>
      <text:list text:style-name="WW8Num8">
        <text:list-item>
          <text:p text:style-name="P80"><text:span text:style-name="T12">La primera es el </text:span><text:span text:style-name="T13">borrado físico</text:span><text:span text:style-name="T12">: se abre un segundo archivo temporal, luego se recorre el archivo original y </text:span><text:soft-page-break/><text:span text:style-name="T12">cada registro del mismo se va grabando a su vez en el temporal. Se hace esto con todos los registros del original, salvo aquel o aquellos que se quieren eliminar. Al finalizar, el archivo original se borra, y el temporal se renombra con el nombre del original. De esta forma, los registros se borran realmente del archivo, aunque el proceso es lento, pues deben trasladarse todos los registros al archivo temporal, incluso los que no se querían borrar.</text:span></text:p>
        </text:list-item>
      </text:list>
      <text:p text:style-name="P42"/>
      <text:list text:style-name="WW8Num8">
        <text:list-item text:start-value="1">
          <text:p text:style-name="P66">La segunda es el <text:span text:style-name="T29">borrado lógico</text:span>, o <text:span text:style-name="T29">marcado lógico</text:span>, que consiste en simplemente marcar el registro como “<text:span text:style-name="T30">borrado</text:span>” o “<text:span text:style-name="T30">no borrado</text:span>”. La eliminación de un registro consiste en acceder a él, leerlo, cambiar su estado de “no borrado” a “borrado”, y volver a grabarlo en el mismo lugar desde donde se leyó. De esta forma el registro sigue ocupando lugar físico, pero el trabajo de hacer el marcado es mucho más rápido que el trabajo de la eliminación física (sobre todo si el acceso al registro puede hacerse en forma directa, sin recorrido secuencial).</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list text:style-name="WW8Num7">
        <text:list-item text:start-value="1">
          <text:p text:style-name="P63"><text:span text:style-name="T12">En la práctica se suele usar un </text:span><text:span text:style-name="T13">esquema combinado</text:span><text:span text:style-name="T12">: cuando se solicita una baja, se usa marcado lógico para reducir los tiempos de respuesta. El archivo tendrá registros activos y registros no activos. Todos los procesos deben hacerse sólo sobre los activos. Con el tiempo, la cantidad de registros no activos será molesta, pues las aplicaciones deben filtrar esos registros para no procesarlos y ese filtrado llevará cierto tiempo cada vez mayor... Entonces la idea es aplicar un </text:span><text:soft-page-break/><text:span text:style-name="T12">borrado lógico en algún momento no crítico (por ejemplo, cada vez que el sistema arranque o cada vez que se cierre) y en ese momento eliminar de una sóla vez todos los registros marcados como borrados (o no activos).</text:span></text:p>
        </text:list-item>
      </text:list>
      <text:p text:style-name="P36"/>
      <text:p text:style-name="P36"/>
      <text:list text:style-name="WW8Num7">
        <text:list-item text:start-value="1">
          <text:p text:style-name="P63"><text:span text:style-name="T12">Por lo tanto, todo registro que se grabe en un archivo de nuestro framework, deberá tener un atributo especial </text:span><text:span text:style-name="T13">boolean</text:span><text:span text:style-name="T12">, que llamaremos “</text:span><text:span text:style-name="T14">activo</text:span><text:span text:style-name="T12">”, el cual indicará si ese registro está activo (no borrado) <text:s/>con el valor </text:span><text:span text:style-name="T13">true</text:span><text:span text:style-name="T12">, o si está no activo (borrado) con el valor </text:span><text:span text:style-name="T13">false</text:span><text:span text:style-name="T12">. Como ese atributo debe estar en todos los objetos que representen un registro, la idea en cuanto al diseño es simple: la clase </text:span><text:span text:style-name="T13">Register</text:span><text:span text:style-name="T12"> tendrá ese atributo, más una referencia al objeto cuyos datos serán grabados en ese registro:</text:span></text:p>
        </text:list-item>
      </text:list>
      <text:p text:style-name="P36"/>
      <text:p text:style-name="P36"/>
      <text:p text:style-name="P37"><draw:g text:anchor-type="char" draw:z-index="20" draw:style-name="gr1"><draw:frame draw:style-name="gr2" draw:text-style-name="P90" svg:width="2.541cm" svg:height="0.953cm" svg:x="9.949cm" svg:y="0.729cm"><draw:text-box><text:p text:style-name="P90"><text:span text:style-name="T32">un </text:span><text:span text:style-name="T33">Register</text:span></text:p></draw:text-box></draw:frame><draw:frame draw:style-name="gr3" draw:text-style-name="P90" svg:width="3.821cm" svg:height="0.953cm" svg:x="5.472cm" svg:y="0.173cm"><draw:text-box><text:p text:style-name="P90"><text:span text:style-name="T34">activo</text:span><text:span text:style-name="T32"> <text:s/>{true o false}</text:span></text:p></draw:text-box></draw:frame><draw:frame draw:style-name="gr3" draw:text-style-name="P90" svg:width="3.821cm" svg:height="0.953cm" svg:x="5.472cm" svg:y="1.126cm"><draw:text-box><text:p text:style-name="P90"><text:span text:style-name="T34">datos</text:span><text:span text:style-name="T32"> <text:s/>{ referencia }</text:span></text:p></draw:text-box></draw:frame><draw:g draw:style-name="gr4"><draw:custom-shape draw:style-name="gr5" draw:text-style-name="P91" svg:width="2.541cm" svg:height="2.541cm" svg:x="6.176cm" svg:y="3.745cm"><text:p/><draw:enhanced-geometry svg:viewBox="0 0 21600 21600" draw:glue-points="10800 0 3160 3160 0 10800 3160 18440 10800 21600 18440 18440 21600 10800 18440 3160" draw:text-areas="3200 3200 18400 18400" draw:type="ellipse"/></draw:custom-shape><draw:frame draw:style-name="gr6" draw:text-style-name="P90" svg:width="1.789cm" svg:height="1.789cm" svg:x="6.553cm" svg:y="4.121cm"><draw:text-box><text:p text:style-name="P90"><text:span text:style-name="T32"/></text:p><text:p text:style-name="P92"><text:span text:style-name="T32">objeto a grabar</text:span></text:p></draw:text-box></draw:frame></draw:g><draw:line draw:style-name="gr7" draw:text-style-name="P93" svg:x1="7.382cm" svg:y1="1.84cm" svg:x2="7.382cm" svg:y2="3.745cm"><text:p/></draw:line><draw:custom-shape draw:style-name="gr8" draw:text-style-name="P91" svg:width="0.503cm" svg:height="2.223cm" svg:x="9.541cm" svg:y="-0.01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list text:style-name="WW8Num7">
        <text:list-item text:start-value="1">
          <text:p text:style-name="P63"><text:span text:style-name="T12">Los objetos a grabar deberían poder ser de cualquier clase. Esto es, la referencia </text:span><text:span text:style-name="T13">datos</text:span><text:span text:style-name="T12"> contenida dentro de todo </text:span><text:span text:style-name="T13">Register </text:span><text:span text:style-name="T12">debe ser polimórfica. Si bien la primera idea es que entonces </text:span><text:span text:style-name="T13">datos </text:span><text:span text:style-name="T12">sea de tipo </text:span><text:span text:style-name="T13">Object</text:span><text:span text:style-name="T12">, eso sería demasiado general, pues es de esperar que los objetos que se graben tengan alguna característica y/o comportamiento que </text:span><text:span text:style-name="T13">Object </text:span><text:span text:style-name="T12">no puede describir. Y de hecho hay una: esos objetos </text:span><text:span text:style-name="T13">deben </text:span><text:span text:style-name="T12">saber como grabarse ellos mismos dentro de un </text:span><text:span text:style-name="T13">RandomAccessFile</text:span><text:span text:style-name="T12">. Sin importar de qué clase sean esos objetos, deberían contar al menos con un par de métodos como </text:span><text:span text:style-name="T13">leer()</text:span><text:span text:style-name="T12"> y </text:span><text:span text:style-name="T13">grabar()</text:span><text:span text:style-name="T12"> tales que al invocarlos puedan leer y grabar al objeto en un archivo de acceso directo, haciendo que los detalles de cómo hacer eso queden como </text:span><text:soft-page-break/><text:span text:style-name="T12">responsabilidad de la clase (y no del programador que quiere leer o grabar). La forma obvia de lograr todo es definir una clase de interface que llamaremos </text:span><text:span text:style-name="T13">Grabable</text:span><text:span text:style-name="T12">, la cual incluirá esos métodos y algún otro que luego veremos. Entonces la referencia </text:span><text:span text:style-name="T13">datos </text:span><text:span text:style-name="T12">deberá ser de tipo </text:span><text:span text:style-name="T13">Grabable</text:span><text:span text:style-name="T12">. Como añadido, haremos que la interface </text:span><text:span text:style-name="T13">Grabable </text:span><text:span text:style-name="T12">derive de la interface </text:span><text:span text:style-name="T13">Comparable </text:span><text:span text:style-name="T12">y de esta forma nos aseguraremos que todo objeto </text:span><text:span text:style-name="T13">Grabable </text:span><text:span text:style-name="T12">también incluirá una implementación de </text:span><text:span text:style-name="T13">compareTo()</text:span><text:span text:style-name="T12">. </text:span></text:p>
        </text:list-item>
      </text:list>
      <text:p text:style-name="P36"/>
      <text:list text:style-name="WW8Num7">
        <text:list-item text:start-value="1">
          <text:p text:style-name="P63"><text:span text:style-name="T12">Notemos que los objetos </text:span><text:span text:style-name="T13">Register </text:span><text:span text:style-name="T12">tendrán entonces una referencia a un objeto </text:span><text:span text:style-name="T13">Grabable </text:span><text:span text:style-name="T12">que contendrá los datos a grabar. Pero el propio </text:span><text:span text:style-name="T13">Register </text:span><text:span text:style-name="T12">(por incluir el atributo </text:span><text:span text:style-name="T13">activo</text:span><text:span text:style-name="T12"> que debe grabarse junto a los datos) debe saber grabarse él mismo en un </text:span><text:span text:style-name="T13">RandomAccessFile</text:span><text:span text:style-name="T12">... Por ese motivo, la clase </text:span><text:span text:style-name="T13">Register </text:span><text:span text:style-name="T12">también implementará </text:span><text:span text:style-name="T13">Grabable</text:span><text:span text:style-name="T12">. Una primera idea de un diagrama de clases sería la que se ve a continuación:</text:span></text:p>
        </text:list-item>
      </text:list>
      <text:p text:style-name="P36"/>
      <text:p text:style-name="P36"/>
      <text:p text:style-name="P37"><draw:g text:anchor-type="char" draw:z-index="21" draw:style-name="gr1"><draw:g draw:style-name="gr4"><draw:frame draw:style-name="gr3" draw:text-style-name="P90" svg:width="2.816cm" svg:height="0.953cm" svg:x="2.413cm" svg:y="0.055cm"><draw:text-box><text:p text:style-name="P90"><text:span text:style-name="T35">&lt;&lt;interface&gt;&gt;</text:span></text:p><text:p text:style-name="P90"><text:span text:style-name="T36">Comparable</text:span></text:p><text:p text:style-name="P90"><text:span text:style-name="T37"/></text:p></draw:text-box></draw:frame><draw:frame draw:style-name="gr3" draw:text-style-name="P90" svg:width="2.816cm" svg:height="0.953cm" svg:x="2.408cm" svg:y="1.008cm"><draw:text-box><text:p text:style-name="P90"><text:span text:style-name="T37">+ int compareTo()</text:span></text:p></draw:text-box></draw:frame></draw:g><draw:g draw:style-name="gr4"><draw:frame draw:style-name="gr3" draw:text-style-name="P90" svg:width="2.816cm" svg:height="0.953cm" svg:x="6.737cm" svg:y="1.325cm"><draw:text-box><text:p text:style-name="P90"><text:span text:style-name="T35">&lt;&lt;interface&gt;&gt;</text:span></text:p><text:p text:style-name="P90"><text:span text:style-name="T36">Grabable</text:span></text:p><text:p text:style-name="P90"><text:span text:style-name="T37"/></text:p></draw:text-box></draw:frame><draw:frame draw:style-name="gr3" draw:text-style-name="P90" svg:width="2.816cm" svg:height="0.953cm" svg:x="6.737cm" svg:y="2.278cm"><draw:text-box><text:p text:style-name="P90"><text:span text:style-name="T38">+ void leer ()</text:span></text:p><text:p text:style-name="P90"><text:span text:style-name="T38">+ void grabar() </text:span></text:p></draw:text-box></draw:frame></draw:g><draw:g draw:style-name="gr4"><draw:line draw:style-name="gr9" draw:text-style-name="P93" svg:x1="6.689cm" svg:y1="1.962cm" svg:x2="5.281cm" svg:y2="1.009cm"><text:p/></draw:line><draw:custom-shape draw:style-name="gr5" draw:text-style-name="P91" svg:width="0.223cm" svg:height="0.318cm" draw:transform="rotate (0.7853981633973) translate (5.19818055555556cm 1.05304166666667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frame draw:style-name="gr3" draw:text-style-name="P90" svg:width="2.816cm" svg:height="0.953cm" svg:x="11.06cm" svg:y="2.255cm"><draw:text-box><text:p text:style-name="P90"><text:span text:style-name="T36">Register</text:span></text:p><text:p text:style-name="P90"><text:span text:style-name="T37"/></text:p></draw:text-box></draw:frame><draw:frame draw:style-name="gr3" draw:text-style-name="P90" svg:width="2.816cm" svg:height="0.953cm" svg:x="11.06cm" svg:y="3.207cm"><draw:text-box><text:p text:style-name="P90"><text:span text:style-name="T38">- boolean activo</text:span></text:p><text:p text:style-name="P90"><text:span text:style-name="T38">- Grabable datos</text:span></text:p></draw:text-box></draw:frame><draw:frame draw:style-name="gr3" draw:text-style-name="P90" svg:width="2.816cm" svg:height="1.426cm" svg:x="11.06cm" svg:y="4.163cm"><draw:text-box><text:p text:style-name="P90"><text:span text:style-name="T38">+ void leer ()</text:span></text:p><text:p text:style-name="P90"><text:span text:style-name="T38">+ void grabar() </text:span></text:p><text:p text:style-name="P90"><text:span text:style-name="T38">+ int compareTo()</text:span></text:p></draw:text-box></draw:frame></draw:g><draw:g draw:style-name="gr4"><draw:line draw:style-name="gr10" draw:text-style-name="P93" svg:x1="11.039cm" svg:y1="3.653cm" svg:x2="9.631cm" svg:y2="2.508cm"><text:p/></draw:line><draw:custom-shape draw:style-name="gr5" draw:text-style-name="P91" svg:width="0.223cm" svg:height="0.382cm" draw:transform="rotate (0.7853981633973) translate (9.525cm 2.5470555555555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frame draw:style-name="gr3" draw:text-style-name="P90" svg:width="3.419cm" svg:height="1.588cm" svg:x="5.932cm" svg:y="6.223cm"><draw:text-box><text:p text:style-name="P90"><text:span text:style-name="T35">clases cuyos objetos serán grabados</text:span></text:p></draw:text-box></draw:frame><draw:custom-shape draw:style-name="gr5" draw:text-style-name="P91" svg:width="0.805cm" svg:height="0.318cm" svg:x="5.932cm" svg:y="5.90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line draw:style-name="gr10" draw:text-style-name="P93" svg:x1="7.943cm" svg:y1="3.366cm" svg:x2="7.943cm" svg:y2="6.224cm"><text:p/></draw:line><draw:custom-shape draw:style-name="gr5" draw:text-style-name="P91" svg:width="0.302cm" svg:height="0.318cm" svg:x="7.79cm" svg:y="3.2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8" draw:text-style-name="P93" svg:x1="9.352cm" svg:y1="7.176cm" svg:x2="12.268cm" svg:y2="7.176cm"><text:p/></draw:line><draw:line draw:style-name="gr8" draw:text-style-name="P93" svg:x1="12.266cm" svg:y1="7.176cm" svg:x2="12.266cm" svg:y2="5.588cm"><text:p/></draw:line><draw:g draw:style-name="gr4"><draw:frame draw:style-name="gr3" draw:text-style-name="P90" svg:width="2.816cm" svg:height="0.953cm" svg:x="3.017cm" svg:y="9.716cm"><draw:text-box><text:p text:style-name="P90"><text:span text:style-name="T36">Alumno</text:span></text:p><text:p text:style-name="P90"><text:span text:style-name="T37"/></text:p></draw:text-box></draw:frame><draw:frame draw:style-name="gr3" draw:text-style-name="P90" svg:width="2.816cm" svg:height="0.953cm" svg:x="3.017cm" svg:y="10.668cm"><draw:text-box><text:p text:style-name="P90"><text:span text:style-name="T38">- int legajo</text:span></text:p><text:p text:style-name="P90"><text:span text:style-name="T38">- String nombre</text:span></text:p></draw:text-box></draw:frame><draw:frame draw:style-name="gr3" draw:text-style-name="P90" svg:width="2.816cm" svg:height="1.426cm" svg:x="3.017cm" svg:y="11.624cm"><draw:text-box><text:p text:style-name="P90"><text:span text:style-name="T38">+ void leer ()</text:span></text:p><text:p text:style-name="P90"><text:span text:style-name="T38">+ void grabar() </text:span></text:p><text:p text:style-name="P90"><text:span text:style-name="T38">+ int compareTo()</text:span></text:p></draw:text-box></draw:frame></draw:g><draw:g draw:style-name="gr4"><draw:frame draw:style-name="gr3" draw:text-style-name="P90" svg:width="2.816cm" svg:height="0.953cm" svg:x="6.636cm" svg:y="9.716cm"><draw:text-box><text:p text:style-name="P90"><text:span text:style-name="T36">Articulo</text:span></text:p><text:p text:style-name="P90"><text:span text:style-name="T37"/></text:p></draw:text-box></draw:frame><draw:frame draw:style-name="gr3" draw:text-style-name="P90" svg:width="2.816cm" svg:height="0.953cm" svg:x="6.636cm" svg:y="10.668cm"><draw:text-box><text:p text:style-name="P90"><text:span text:style-name="T38">- int codigo</text:span></text:p><text:p text:style-name="P90"><text:span text:style-name="T38">- float precio</text:span></text:p></draw:text-box></draw:frame><draw:frame draw:style-name="gr3" draw:text-style-name="P90" svg:width="2.816cm" svg:height="1.426cm" svg:x="6.636cm" svg:y="11.624cm"><draw:text-box><text:p text:style-name="P90"><text:span text:style-name="T38">+ void leer ()</text:span></text:p><text:p text:style-name="P90"><text:span text:style-name="T38">+ void grabar() </text:span></text:p><text:p text:style-name="P90"><text:span text:style-name="T38">+ int compareTo()</text:span></text:p></draw:text-box></draw:frame></draw:g><draw:g draw:style-name="gr4"><draw:frame draw:style-name="gr3" draw:text-style-name="P90" svg:width="2.816cm" svg:height="0.953cm" svg:x="10.256cm" svg:y="9.716cm"><draw:text-box><text:p text:style-name="P90"><text:span text:style-name="T36">XXX (cualquier otra clase...)</text:span></text:p><text:p text:style-name="P90"><text:span text:style-name="T37"/></text:p></draw:text-box></draw:frame><draw:frame draw:style-name="gr3" draw:text-style-name="P90" svg:width="2.816cm" svg:height="0.953cm" svg:x="10.256cm" svg:y="10.668cm"><draw:text-box><text:p text:style-name="P90"><text:span text:style-name="T38">- …..</text:span></text:p><text:p text:style-name="P90"><text:span text:style-name="T38">- …..</text:span></text:p></draw:text-box></draw:frame><draw:frame draw:style-name="gr3" draw:text-style-name="P90" svg:width="2.816cm" svg:height="1.426cm" svg:x="10.256cm" svg:y="11.624cm"><draw:text-box><text:p text:style-name="P90"><text:span text:style-name="T38">+ void leer ()</text:span></text:p><text:p text:style-name="P90"><text:span text:style-name="T38">+ void grabar() </text:span></text:p><text:p text:style-name="P90"><text:span text:style-name="T38">+ int compareTo()</text:span></text:p></draw:text-box></draw:frame></draw:g><draw:line draw:style-name="gr8" draw:text-style-name="P93" svg:x1="4.223cm" svg:y1="9.716cm" svg:x2="6.334cm" svg:y2="7.811cm"><text:p/></draw:line><draw:line draw:style-name="gr8" draw:text-style-name="P93" svg:x1="8.043cm" svg:y1="9.716cm" svg:x2="7.641cm" svg:y2="7.811cm"><text:p/></draw:line><draw:line draw:style-name="gr8" draw:text-style-name="P93" svg:x1="11.663cm" svg:y1="9.716cm" svg:x2="8.546cm" svg:y2="7.811cm"><text:p/></draw:lin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list text:style-name="WW8Num7">
        <text:list-item text:start-value="1">
          <text:p text:style-name="P63"><text:span text:style-name="T12">La clase encargada de representar a los archivos será </text:span><text:span text:style-name="T13">RegisterFile</text:span><text:span text:style-name="T12">. Un objeto </text:span><text:span text:style-name="T13">RegisterFile </text:span><text:span text:style-name="T12">contendrá un atributo </text:span><text:span text:style-name="T13">File fd</text:span><text:span text:style-name="T12"> para manejar el pathname abstracto del archivo (o file descriptor) y un atributo </text:span><text:span text:style-name="T13">RandomAccessFile maestro</text:span><text:span text:style-name="T12"> para manejar los accesos al contenido del archivo. Esta clase </text:span><text:span text:style-name="T13">RegisterFile</text:span><text:span text:style-name="T12"> hará la abstracción final: será capaz de abrir y cerrar un archivo para grabar objetos </text:span><text:span text:style-name="T13">Register</text:span><text:span text:style-name="T12"> en él a través de métodos como </text:span><text:span text:style-name="T13">add()</text:span><text:span text:style-name="T12"> (para grabar evitando repeticiones de registros) o </text:span><text:span text:style-name="T13">append() </text:span><text:span text:style-name="T12">(para grabar sin cuidar la repetición de registros), o bien modificar registros (método </text:span><text:span text:style-name="T13">update()</text:span><text:span text:style-name="T12">) o borrar registros en forma lógica (método </text:span><text:span text:style-name="T13">remove()</text:span><text:span text:style-name="T12">). También incluirá un método para limpiar los registros borrados del archivo (método </text:span><text:span text:style-name="T13">clean())</text:span><text:span text:style-name="T12"> y uno más para buscar un objeto dentro del archivo (</text:span><text:span text:style-name="T13">search()</text:span><text:span text:style-name="T12">). La clase incluirá otros métodos de soporte de operaciones básicas como </text:span><text:span text:style-name="T13">close()</text:span><text:span text:style-name="T12">, </text:span><text:span text:style-name="T13">seekByte()</text:span><text:span text:style-name="T12">, </text:span><text:span text:style-name="T13">eof()</text:span><text:span text:style-name="T12">, </text:span><text:span text:style-name="T13">length()</text:span><text:span text:style-name="T12">, </text:span><text:span text:style-name="T13">goFinal()</text:span><text:span text:style-name="T12">, </text:span><text:span text:style-name="T13">rewind()</text:span><text:span text:style-name="T12">, etc., que simplemente servirán para enmascarar llamadas a servicios de la clase </text:span><text:span text:style-name="T13">RandomAccessFile</text:span><text:span text:style-name="T12"> sin tener que </text:span><text:span text:style-name="T12">lidiar con la captura de excepciones de IO. La clase incluirá además un par de métodos </text:span><text:span text:style-name="T13">static</text:span><text:span text:style-name="T12"> </text:span><text:span text:style-name="T13">writeString()</text:span><text:span text:style-name="T12"> y </text:span><text:span text:style-name="T13">readString()</text:span><text:span text:style-name="T12"> para grabar y leer cadenas de longitud fija. </text:span></text:p>
        </text:list-item>
      </text:list>
      <text:p text:style-name="P38"/>
      <text:list text:style-name="WW8Num7">
        <text:list-item text:start-value="1">
          <text:p text:style-name="P63"><text:span text:style-name="T12">El servicio básico de tomar un </text:span><text:span text:style-name="T13">Register</text:span><text:span text:style-name="T12"> y grabarlo en el archivo, o leer un </text:span><text:span text:style-name="T13">Register </text:span><text:span text:style-name="T12">desde el mismo, será prestado por dos métodos de </text:span><text:span text:style-name="T13">RegisterFile </text:span><text:span text:style-name="T12">llamados respectivamente <text:s/></text:span><text:span text:style-name="T14">void write(Register reg)</text:span><text:span text:style-name="T12"> <text:s/>y <text:s/></text:span><text:span text:style-name="T14">void read(Register reg)</text:span><text:span text:style-name="T12">. Estos dos métodos serán invocados por </text:span><text:span text:style-name="T13">add()</text:span><text:span text:style-name="T12">, </text:span><text:span text:style-name="T13">append()</text:span><text:span text:style-name="T12">, </text:span><text:span text:style-name="T13">remove()</text:span><text:span text:style-name="T12">, </text:span><text:span text:style-name="T13">update()</text:span><text:span text:style-name="T12">, </text:span><text:span text:style-name="T13">clean()</text:span><text:span text:style-name="T12"> y </text:span><text:span text:style-name="T13">search()</text:span><text:span text:style-name="T12"> para llevar a cabo sus operaciones. Y aquí entra el último gran desafío: en la práctica, un </text:span><text:span text:style-name="T13">Register </text:span><text:span text:style-name="T12">tiene un atributo que es una referencia a un objeto </text:span><text:span text:style-name="T13">Grabable</text:span><text:span text:style-name="T12">. Si se abre un archivo para grabar registros, se esperaría que en un </text:span><text:span text:style-name="T13">mismo archivo</text:span><text:span text:style-name="T12"> sólo se puedan grabar objetos de la </text:span><text:span text:style-name="T13">misma clase </text:span><text:span text:style-name="T12">(pues de otro modo fallaría el principio básico del tamaño uniforme). Pero si invocamos a </text:span><text:span text:style-name="T13">write() </text:span><text:span text:style-name="T12">enviándole primero un </text:span><text:span text:style-name="T13">Register </text:span><text:span text:style-name="T12">que contenga un </text:span><text:span text:style-name="T13">Alumno</text:span><text:span text:style-name="T12">, y luego lo volvemos a invocar enviándole un </text:span><text:span text:style-name="T13">Register </text:span><text:span text:style-name="T12">que contenga un </text:span><text:span text:style-name="T13">Articulo</text:span><text:span text:style-name="T12">, el método </text:span><text:span text:style-name="T13">write()</text:span><text:span text:style-name="T12"> haría la grabación sin problemas </text:span><text:span text:style-name="T13">ambas </text:span><text:span text:style-name="T12">veces, aún en el mismo archivo (esto es justamente lo que se esperaría del polimorfismo... no?) </text:span></text:p>
        </text:list-item>
      </text:list>
      <text:p text:style-name="P38"/>
      <text:list text:style-name="WW8Num7">
        <text:list-item text:start-value="1">
          <text:p text:style-name="P63"><text:span text:style-name="T12">Para que un archivo manejado como </text:span><text:span text:style-name="T13">RegisterFile </text:span><text:span text:style-name="T12">tenga </text:span><text:span text:style-name="T13">contenido homogéneo</text:span><text:span text:style-name="T12"> o </text:span><text:span text:style-name="T13">contenido uniforme </text:span><text:span text:style-name="T12">(es decir, </text:span><text:soft-page-break/><text:span text:style-name="T12">que no permita que se graben datos de objetos de clases distintas) usaremos la herramienta conocida como </text:span><text:span text:style-name="T13">parametrización de clases</text:span><text:span text:style-name="T12">, la cual es soportada desde Java 5 y ampliamente usada sobre todo en el package java.util para representar estructuras de datos de contenido homogéneo. Comencemos con la clase </text:span><text:span text:style-name="T13">Register</text:span><text:span text:style-name="T12">: Queremos que al crear un </text:span><text:span text:style-name="T13">Register</text:span><text:span text:style-name="T12">, el compilador rechace cualquier intento de asociar con él a un objeto de una clase que no haya implementado </text:span><text:span text:style-name="T13">Grabable</text:span><text:span text:style-name="T12">... La siguiente sería la forma de hacerlo:</text:span></text:p>
        </text:list-item>
      </text:list>
      <text:p text:style-name="P39"><draw:frame draw:style-name="fr2" draw:name="Marco2" text:anchor-type="char" svg:x="1.898cm" svg:y="0.418cm" svg:width="12.19cm" svg:height="7.645cm" draw:z-index="22"><draw:text-box><text:p text:style-name="P32"><text:span text:style-name="T16">public class Register </text:span><text:span text:style-name="T20">&lt; E extends Grabable &gt;</text:span><text:span text:style-name="T16"> implements Grabable</text:span></text:p><text:p text:style-name="P33">{</text:p><text:p text:style-name="P34"><text:s text:c="5"/>private <text:s/>boolean <text:s/>activo; <text:s text:c="3"/></text:p><text:p text:style-name="P32"><text:span text:style-name="T17"><text:s text:c="5"/>private <text:s/></text:span><text:span text:style-name="T21">E <text:s/>datos</text:span><text:span text:style-name="T17">; <text:s text:c="14"/></text:span></text:p><text:p text:style-name="P33"><text:s text:c="5"/></text:p><text:p text:style-name="P32"><text:span text:style-name="T17"><text:s text:c="5"/>public Register (</text:span><text:span text:style-name="T21">E <text:s/>d</text:span><text:span text:style-name="T17">) <text:s/>{</text:span></text:p><text:p text:style-name="P33"><text:s text:c="9"/>activo = true;</text:p><text:p text:style-name="P33"><text:s text:c="9"/>datos = d;</text:p><text:p text:style-name="P32"><text:span text:style-name="T17"><text:s text:c="5"/></text:span><text:span text:style-name="T16">}</text:span></text:p><text:p text:style-name="P34"><text:s text:c="5"/></text:p><text:p text:style-name="P32"><text:span text:style-name="T16"><text:s text:c="5"/>public void setData(</text:span><text:span text:style-name="T20">E d</text:span><text:span text:style-name="T16">) <text:s/>{</text:span></text:p><text:p text:style-name="P32"><text:span text:style-name="T16"><text:s text:c="8"/></text:span><text:span text:style-name="T17">datos = d; <text:s text:c="3"/></text:span></text:p><text:p text:style-name="P33"><text:s text:c="5"/>}</text:p><text:p text:style-name="P33"><text:s text:c="5"/></text:p><text:p text:style-name="P32"><text:span text:style-name="T17"><text:s text:c="5"/>public </text:span><text:span text:style-name="T21">E getData() </text:span><text:span text:style-name="T17"><text:s/>{</text:span></text:p><text:p text:style-name="P33"><text:s text:c="9"/>return datos;</text:p><text:p text:style-name="P33"><text:s text:c="5"/>}</text:p><text:p text:style-name="P33"/><text:p text:style-name="P32"><text:span text:style-name="T17"><text:s text:c="4"/></text:span><text:span text:style-name="T25">// el resto de los métodos aquí...</text:span></text:p><text:p text:style-name="P33">}</text:p><text:p text:style-name="Standard"/></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5"/>
      <text:list text:style-name="WW8Num7">
        <text:list-item text:start-value="1">
          <text:p text:style-name="P63"><text:span text:style-name="T12">Como se ve, al declarar la clase se usa un especificador de tipo que responde a la forma </text:span><text:span text:style-name="T15">&lt; E extends Grabable &gt;</text:span><text:span text:style-name="T12">. Esto indica que cuando se declare una referencia de la clase </text:span><text:span text:style-name="T13">Register</text:span><text:span text:style-name="T12">, la misma aceptará que se le imponga una clase como parámetro, de forma que si luego se intenta crear un objeto </text:span><text:span text:style-name="T13">Register </text:span><text:span text:style-name="T12">asociado con otro objeto que no sea de la clase indicada, no compilará. En este caso, el parámetro </text:span><text:span text:style-name="T15">E</text:span><text:span text:style-name="T12"> es el que representa a la clase impuesta, y aquí estamos diciendo que esa clase </text:span><text:span text:style-name="T13">debe</text:span><text:span text:style-name="T12"> derivar de (o implementar) </text:span><text:span text:style-name="T13">Grabable</text:span><text:span text:style-name="T12">. El atributo </text:span><text:span text:style-name="T13">datos</text:span><text:span text:style-name="T12"> se declara de tipo </text:span><text:span text:style-name="T15">E</text:span><text:span text:style-name="T12">, o sea, </text:span><text:span text:style-name="T13">datos </text:span><text:span text:style-name="T12">será de la clase que </text:span><text:span text:style-name="T15">E </text:span><text:span text:style-name="T12">represente cuando el </text:span><text:span text:style-name="T13">Register </text:span><text:span text:style-name="T12">se instancie. <text:s/>Estas serían formas válidas de usar la clase así declarada, suponiendo que </text:span><text:span text:style-name="T13">Alumno</text:span><text:span text:style-name="T12"> y </text:span><text:span text:style-name="T13">Articulo</text:span><text:span text:style-name="T12"> son clases que implementaron </text:span><text:span text:style-name="T13">Grabable</text:span><text:span text:style-name="T12">:</text:span></text:p>
        </text:list-item>
      </text:list>
      <text:p text:style-name="P38"/>
      <text:p text:style-name="P40"><draw:frame draw:style-name="fr3" draw:name="Marco3" text:anchor-type="char" svg:x="3.667cm" svg:y="0.009cm" svg:width="7.842cm" svg:height="5.45cm" draw:z-index="23"><draw:text-box><text:p text:style-name="P30">Register &lt;Alumno&gt; <text:s/>r1;</text:p><text:p text:style-name="P30">Register &lt;Articulo&gt; <text:s/>r2;</text:p><text:p text:style-name="P30"/><text:p text:style-name="P30">Alumno alu = new Alumno(23, “Juan”, 8);</text:p><text:p text:style-name="P31">Articulo art = new Articulo(34, “silla”);</text:p><text:p text:style-name="P31"/><text:p text:style-name="P31">r1 = new Register &lt;Alumno&gt; (alu);</text:p><text:p text:style-name="P31">r2 = new Register &lt;Articulo&gt; (art);</text:p><text:p text:style-name="P31"/><text:p text:style-name="P30">// lo siguiente no compilará</text:p><text:p text:style-name="P31">r1 = new Register ( new Articulo() );</text:p><text:p text:style-name="P31">r2 = new Register ( new Alumno() );</text:p><text:p text:style-name="P20"/></draw:text-box></draw:frame></text:p>
      <text:p text:style-name="P41"/>
      <text:p text:style-name="P41"/>
      <text:p text:style-name="P41"/>
      <text:p text:style-name="P41"/>
      <text:p text:style-name="P41"><text:soft-page-break/></text:p>
      <text:p text:style-name="P41"/>
      <text:p text:style-name="P41"/>
      <text:p text:style-name="P41"/>
      <text:p text:style-name="P41"/>
      <text:p text:style-name="P41"/>
      <text:p text:style-name="P41"/>
      <text:p text:style-name="P41"/>
      <text:list text:style-name="WW8Num7">
        <text:list-item text:start-value="1">
          <text:p text:style-name="P63"><text:span text:style-name="T12">La propia clase </text:span><text:span text:style-name="T13">RegisterFile</text:span><text:span text:style-name="T12"> también se parametriza, de tal forma de tomar un parámetro </text:span><text:span text:style-name="T15">E</text:span><text:span text:style-name="T12"> que representa la clase de objetos que podrán grabarse en el archivo que se cree:</text:span></text:p>
        </text:list-item>
      </text:list>
      <text:p text:style-name="P39"><draw:frame draw:style-name="fr2" draw:name="Marco4" text:anchor-type="char" svg:x="1.898cm" svg:y="0.303cm" svg:width="12.19cm" svg:height="10.185cm" draw:z-index="24"><draw:text-box><text:p text:style-name="Standard"><text:span text:style-name="T16">public class RegisterFile &lt; </text:span><text:span text:style-name="T20">E extends Grabable </text:span><text:span text:style-name="T16">&gt;</text:span></text:p><text:p text:style-name="P21">{</text:p><text:p text:style-name="Standard"><text:span text:style-name="T17"><text:s text:c="4"/><text:tab/></text:span><text:span text:style-name="T16">private File fd; <text:s text:c="18"/></text:span></text:p><text:p text:style-name="Standard"><text:span text:style-name="T16"><text:s text:c="4"/><text:tab/></text:span><text:span text:style-name="T17">private RandomAccessFile maestro; <text:s/></text:span></text:p><text:p text:style-name="P44">.....</text:p><text:p text:style-name="P44"/><text:p text:style-name="P43"><text:span text:style-name="T16">public boolean append (</text:span><text:span text:style-name="T20">E obj</text:span><text:span text:style-name="T16">)</text:span></text:p><text:p text:style-name="P45">{</text:p><text:p text:style-name="P45"><text:s text:c="8"/>boolean resp = false;</text:p><text:p text:style-name="P45"><text:s text:c="8"/>if( obj != null )</text:p><text:p text:style-name="P45"><text:s text:c="8"/>{</text:p><text:p text:style-name="P45"><text:s text:c="12"/>try</text:p><text:p text:style-name="P45"><text:s text:c="12"/>{</text:p><text:p text:style-name="P45"><text:s text:c="16"/>goFinal();</text:p><text:p text:style-name="P43"><text:span text:style-name="T16"><text:s text:c="16"/></text:span><text:span text:style-name="T20">write ( new Register (obj) );</text:span></text:p><text:p text:style-name="P45"><text:s text:c="16"/>resp = true;</text:p><text:p text:style-name="P45"><text:s text:c="12"/>}</text:p><text:p text:style-name="P45"><text:s text:c="12"/>catch(Exception e)</text:p><text:p text:style-name="P45"><text:s text:c="12"/>{</text:p><text:p text:style-name="P45"><text:s text:c="16"/>System.exit(1);</text:p><text:p text:style-name="P45"><text:s text:c="12"/>}</text:p><text:p text:style-name="P45"><text:s text:c="8"/>}</text:p><text:p text:style-name="P45"><text:s text:c="8"/>return resp;</text:p><text:p text:style-name="P43"><text:span text:style-name="T16"><text:s/></text:span><text:span text:style-name="T17">}</text:span></text:p><text:p text:style-name="P46"/><text:p text:style-name="P47">// resto de los métodos aquí...</text:p><text:p text:style-name="P21">}</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2"><text:span text:style-name="T4">Finalmente, la interface </text:span><text:span text:style-name="T3">Grabable </text:span><text:span text:style-name="T4">queda así:</text:span></text:p>
      <text:p text:style-name="P19"/>
      <text:p text:style-name="P48">import java.io.*;</text:p>
      <text:p text:style-name="P48">public interface Grabable extends Comparable</text:p>
      <text:p text:style-name="P49">{</text:p>
      <text:p text:style-name="P48"><text:s text:c="4"/>int sizeOf();</text:p>
      <text:p text:style-name="P48"><text:s text:c="4"/>void grabar (RandomAccessFile a);</text:p>
      <text:p text:style-name="P48"><text:s text:c="4"/>void leer (RandomAccessFile a);</text:p>
      <text:p text:style-name="P49">} </text:p>
      <text:p text:style-name="P18"/>
      <text:p text:style-name="P18"/>
      <text:p text:style-name="P22"><text:span text:style-name="T4">El método </text:span><text:span text:style-name="T3">sizeOf() </text:span><text:span text:style-name="T4">simplemente debe devolver el tamaño en bytes que tendría el objeto si se graba en disco, asignando a cada atributo de tipo </text:span><text:span text:style-name="T3">String </text:span><text:span text:style-name="T4">un tamaño fijo en bytes. Los métodos </text:span><text:span text:style-name="T3">grabar()</text:span><text:span text:style-name="T4"> y </text:span><text:span text:style-name="T3">leer()</text:span><text:span text:style-name="T4"> deben indicar cómo se graba un objeto en un RandomAccessFile, considerando que para grabar y leer cadenas deben usarse los métodos </text:span><text:span text:style-name="T3">writeString()</text:span><text:span text:style-name="T4"> y </text:span><text:span text:style-name="T3">readString() </text:span><text:span text:style-name="T4">de la clase </text:span><text:span text:style-name="T3">RegisterFile</text:span><text:span text:style-name="T4">. <text:s/>Los tres métodos son simples de implementar, como </text:span><text:soft-page-break/><text:span text:style-name="T4">podemos ver en el siguiente ejemplo de la clase </text:span><text:span text:style-name="T3">Alumno</text:span><text:span text:style-name="T4">, que implementa la interface (el estudiante puede tomar esta clase a modo de plantilla para programar otras clases en situaciones similares). Recuerde que </text:span><text:span text:style-name="T3">Grabable </text:span><text:span text:style-name="T4">deriva de </text:span><text:span text:style-name="T3">Comparable</text:span><text:span text:style-name="T4">, así que cualquier clase que implemente </text:span><text:span text:style-name="T3">Grabable </text:span><text:span text:style-name="T4">deberá implementar el método </text:span><text:span text:style-name="T3">compareTo()</text:span><text:span text:style-name="T4">.</text:span></text:p>
      <text:p text:style-name="P23"/>
      <text:p text:style-name="P24">import java.io.*;</text:p>
      <text:p text:style-name="P22"><text:span text:style-name="T18">public class Alumno </text:span><text:span text:style-name="T22">implements Grabable</text:span></text:p>
      <text:p text:style-name="P25">{</text:p>
      <text:p text:style-name="P25"><text:s text:c="7"/>private int <text:s text:c="4"/>legajo;<text:tab/> <text:s text:c="6"/>// 4 bytes en disco</text:p>
      <text:p text:style-name="P22"><text:span text:style-name="T18"><text:s text:c="7"/>private String <text:s/>nombre; <text:s text:c="3"/></text:span><text:span text:style-name="T22">// fijamos 30 caracteres máximo = 60 bytes en disco</text:span></text:p>
      <text:p text:style-name="P25"><text:s text:c="7"/>private float <text:s text:c="2"/>promedio; <text:s text:c="2"/>// 4 bytes en disco </text:p>
      <text:p text:style-name="P25"><text:s text:c="7"/></text:p>
      <text:p text:style-name="P25"><text:s text:c="7"/>public Alumno () {</text:p>
      <text:p text:style-name="P25"><text:s text:c="7"/>}</text:p>
      <text:p text:style-name="P25"><text:s text:c="7"/></text:p>
      <text:p text:style-name="P24"><text:s text:c="7"/>public Alumno (int leg, String nom, float prom) {</text:p>
      <text:p text:style-name="P22"><text:span text:style-name="T19"><text:s text:c="11"/></text:span><text:span text:style-name="T18">legajo <text:s text:c="2"/>= leg;</text:span></text:p>
      <text:p text:style-name="P25"><text:s text:c="11"/>nombre <text:s text:c="2"/>= nom;</text:p>
      <text:p text:style-name="P25"><text:s text:c="11"/>promedio = prom;</text:p>
      <text:p text:style-name="P25"><text:s text:c="7"/>}</text:p>
      <text:p text:style-name="P25"><text:s text:c="7"/></text:p>
      <text:p text:style-name="P22"><text:span text:style-name="T19"><text:s text:c="7"/></text:span><text:span text:style-name="T23">public int sizeOf() {</text:span></text:p>
      <text:p text:style-name="P22"><text:span text:style-name="T23"><text:s text:c="13"/></text:span><text:span text:style-name="T22">int tam = 68; <text:s/><text:tab/>// 4 + 60 + 4. ¿Alguna duda?</text:span></text:p>
      <text:p text:style-name="P26"><text:s text:c="13"/>return tam;</text:p>
      <text:p text:style-name="P26"><text:s text:c="7"/>}</text:p>
      <text:p text:style-name="P25"><text:s text:c="4"/></text:p>
      <text:p text:style-name="P27"><text:s text:c="7"/>public void grabar (RandomAccessFile a) {</text:p>
      <text:p text:style-name="P27"><text:s text:c="11"/>try</text:p>
      <text:p text:style-name="P27"><text:s text:c="11"/>{</text:p>
      <text:p text:style-name="P27"><text:s text:c="16"/>a.writeInt(legajo);</text:p>
      <text:p text:style-name="P27"><text:s text:c="16"/>RegisterFile.writeString (a, nombre, 30);</text:p>
      <text:p text:style-name="P27"><text:s text:c="16"/>a.writeFloat(promedio);</text:p>
      <text:p text:style-name="P27"><text:s text:c="11"/>}</text:p>
      <text:p text:style-name="P27"><text:s text:c="11"/>catch(IOException e)</text:p>
      <text:p text:style-name="P22"><text:span text:style-name="T23"><text:s text:c="11"/></text:span><text:span text:style-name="T22">{</text:span></text:p>
      <text:p text:style-name="P26"><text:s text:c="16"/>System.exit(1);</text:p>
      <text:p text:style-name="P26"><text:s text:c="11"/>}</text:p>
      <text:p text:style-name="P26"><text:s text:c="7"/>}</text:p>
      <text:p text:style-name="P25"/>
      <text:p text:style-name="P25"/>
      <text:p text:style-name="P25"/>
      <text:p text:style-name="P22"><text:span text:style-name="T19"><text:s text:c="7"/></text:span><text:span text:style-name="T23">public void leer (RandomAccessFile a) {</text:span></text:p>
      <text:p text:style-name="P27"><text:s text:c="11"/>try</text:p>
      <text:p text:style-name="P27"><text:s text:c="11"/>{</text:p>
      <text:p text:style-name="P27"><text:s text:c="16"/>legajo <text:s text:c="2"/>= a.readInt();</text:p>
      <text:p text:style-name="P27"><text:s text:c="16"/>nombre <text:s text:c="2"/>= RegisterFile.readString(a, 30).trim();</text:p>
      <text:p text:style-name="P27"><text:s text:c="16"/>promedio = a.readFloat();</text:p>
      <text:p text:style-name="P27"><text:s text:c="11"/>}</text:p>
      <text:p text:style-name="P27"><text:s text:c="11"/>catch(IOException e)</text:p>
      <text:p text:style-name="P27"><text:s text:c="11"/>{</text:p>
      <text:p text:style-name="P27"><text:s text:c="16"/>System.exit(1);</text:p>
      <text:p text:style-name="P27"><text:s text:c="11"/>}</text:p>
      <text:p text:style-name="P27"><text:s text:c="7"/>}</text:p>
      <text:p text:style-name="P24"><text:s text:c="8"/></text:p>
      <text:p text:style-name="P28"><text:s text:c="7"/>public int compareTo (Object x)</text:p>
      <text:p text:style-name="P22"><text:span text:style-name="T27"><text:s text:c="7"/></text:span><text:span text:style-name="T28">{</text:span></text:p>
      <text:p text:style-name="P29"><text:s text:c="9"/>Alumno a = (Alumno) x;</text:p>
      <text:p text:style-name="P22"><text:span text:style-name="T28"><text:s text:c="9"/></text:span><text:span text:style-name="T27">return this.legajo - a.legajo;</text:span></text:p>
      <text:p text:style-name="P22"><text:span text:style-name="T27"><text:s text:c="7"/></text:span><text:span text:style-name="T28">} </text:span></text:p>
      <text:p text:style-name="P29"/>
      <text:p text:style-name="P22"><text:span text:style-name="T28"><text:tab/> <text:s text:c="3"/></text:span><text:span text:style-name="T26">// resto de los métodos aquí...</text:span></text:p>
      <text:p text:style-name="P25">} </text:p>
      <text:p text:style-name="P18"/>
      <text:p text:style-name="P18"/>
      <text:p text:style-name="P60"><text:span text:style-name="T4">Como se ve, </text:span><text:span text:style-name="T3">sizeOf() </text:span><text:span text:style-name="T4">sólo retorna la suma de los </text:span><text:span text:style-name="T3">bytes</text:span><text:span text:style-name="T4"> que el objeto ocupará en disco, tomando a cada cadena con una longitud en caracteres asignada de hecho y un número de bytes igual a esa cantidad de caracteres, por dos. La longitud supuesta para cada cadena es elegida por el programador, a su arbitrio. Y los métodos </text:span><text:span text:style-name="T3">read()</text:span><text:span text:style-name="T4"> y </text:span><text:span text:style-name="T3">write()</text:span><text:span text:style-name="T4"> simplemente indican en qué orden se leen o se graban los atributos en el </text:span><text:span text:style-name="T3">RandomAccessFile </text:span><text:span text:style-name="T4">que viene como parámetro. El archivo representado por el RandomAccessFile debe venir abierto y ya posicionado en el lugar correcto. Note que ambos métodos capturan la posible excepción de IO que se produciría en la operación, facilitando su uso posterior.</text:span></text:p>
      <text:p text:style-name="P61"/>
      <text:p text:style-name="P60"><text:span text:style-name="T4">La clase </text:span><text:span text:style-name="T3">Register </text:span><text:span text:style-name="T4">es también simple. Recuerde que no sólo impone que el atributo datos sea de una clase </text:span><text:span text:style-name="T1">E </text:span><text:span text:style-name="T4">que derive o implemente </text:span><text:span text:style-name="T3">Grabable</text:span><text:span text:style-name="T4">, sino que la propia </text:span><text:span text:style-name="T3">Register </text:span><text:span text:style-name="T4">implementa </text:span><text:span text:style-name="T3">Grabable</text:span><text:span text:style-name="T4">. Note también que tiene un solo constructor, que exige un atributo de la clase parametrizada </text:span><text:span text:style-name="T1">E</text:span><text:span text:style-name="T4">:</text:span></text:p>
      <text:p text:style-name="P2"/>
      <text:p text:style-name="P6">import java.io.*;</text:p>
      <text:p text:style-name="Header"><text:span text:style-name="T19">public class Register </text:span><text:span text:style-name="T23">&lt; E extends Grabable &gt;</text:span><text:span text:style-name="T19"> implements </text:span><text:span text:style-name="T23">Grabable</text:span></text:p>
      <text:p text:style-name="P9">{</text:p>
      <text:p text:style-name="P9"><text:s text:c="5"/>private boolean activo; <text:s text:c="3"/>// marca de registro activo. Ocupa 1 byte en disco</text:p>
      <text:p text:style-name="Header"><text:soft-page-break/><text:span text:style-name="T18"><text:s text:c="5"/>private </text:span><text:span text:style-name="T22">E datos</text:span><text:span text:style-name="T18">; <text:s text:c="14"/>// los datos “puros” que serán grabados</text:span></text:p>
      <text:p text:style-name="P9"><text:s text:c="5"/></text:p>
      <text:p text:style-name="Header"><text:span text:style-name="T18"><text:s text:c="5"/>public Register (</text:span><text:span text:style-name="T22">E <text:s/>d</text:span><text:span text:style-name="T18">) {</text:span></text:p>
      <text:p text:style-name="P9"><text:s text:c="9"/>activo = true;</text:p>
      <text:p text:style-name="P9"><text:s text:c="9"/>datos = d;</text:p>
      <text:p text:style-name="P9"><text:s text:c="5"/>}</text:p>
      <text:p text:style-name="P9"><text:s text:c="5"/></text:p>
      <text:p text:style-name="P6"><text:s text:c="5"/>public boolean isActive () {</text:p>
      <text:p text:style-name="Header"><text:span text:style-name="T19"><text:s text:c="9"/></text:span><text:span text:style-name="T18">return activo;</text:span></text:p>
      <text:p text:style-name="P9"><text:s text:c="5"/>}</text:p>
      <text:p text:style-name="P9"><text:s text:c="5"/></text:p>
      <text:p text:style-name="P6"><text:s text:c="5"/>public void setActive(boolean x) {</text:p>
      <text:p text:style-name="Header"><text:span text:style-name="T19"><text:s text:c="8"/></text:span><text:span text:style-name="T18">activo = x; <text:s text:c="3"/></text:span></text:p>
      <text:p text:style-name="P9"><text:s text:c="5"/>}</text:p>
      <text:p text:style-name="P9"><text:s text:c="5"/></text:p>
      <text:p text:style-name="Header"><text:span text:style-name="T19"><text:s text:c="5"/>public void setData(</text:span><text:span text:style-name="T23">E d</text:span><text:span text:style-name="T19">) {</text:span></text:p>
      <text:p text:style-name="Header"><text:span text:style-name="T19"><text:s text:c="8"/></text:span><text:span text:style-name="T18">datos = d; <text:s text:c="3"/></text:span></text:p>
      <text:p text:style-name="P9"><text:s text:c="5"/>}</text:p>
      <text:p text:style-name="P9"><text:s text:c="5"/></text:p>
      <text:p text:style-name="Header"><text:span text:style-name="T19"><text:s text:c="5"/>public </text:span><text:span text:style-name="T23">E getData() </text:span><text:span text:style-name="T19">{</text:span></text:p>
      <text:p text:style-name="Header"><text:span text:style-name="T19"><text:s text:c="9"/></text:span><text:span text:style-name="T18">return datos;</text:span></text:p>
      <text:p text:style-name="P9"><text:s text:c="5"/>}</text:p>
      <text:p text:style-name="P9"><text:s text:c="5"/></text:p>
      <text:p text:style-name="P6"><text:s text:c="5"/>public int sizeOf() {</text:p>
      <text:p text:style-name="Header"><text:span text:style-name="T19"><text:s text:c="8"/></text:span><text:span text:style-name="T18">return datos.sizeOf() + 1; <text:s text:c="2"/>// suma 1 por el atributo "activo", que es boolean</text:span></text:p>
      <text:p text:style-name="P9"><text:s text:c="5"/>}</text:p>
      <text:p text:style-name="P9"><text:s text:c="5"/></text:p>
      <text:p text:style-name="Header"><text:span text:style-name="T19"><text:s text:c="5"/></text:span><text:span text:style-name="T23">public void grabar (RandomAccessFile a) {</text:span></text:p>
      <text:p text:style-name="P11"><text:s text:c="9"/>try</text:p>
      <text:p text:style-name="P11"><text:s text:c="9"/>{</text:p>
      <text:p text:style-name="P11"><text:s text:c="13"/>a.writeBoolean(activo);</text:p>
      <text:p text:style-name="Header"><text:span text:style-name="T23"><text:s text:c="13"/></text:span><text:span text:style-name="T22">datos.grabar(a);</text:span></text:p>
      <text:p text:style-name="Header"><text:span text:style-name="T22"><text:s text:c="9"/></text:span><text:span text:style-name="T23">}</text:span></text:p>
      <text:p text:style-name="P11"><text:s text:c="9"/>catch(IOException e)</text:p>
      <text:p text:style-name="Header"><text:span text:style-name="T23"><text:s text:c="9"/></text:span><text:span text:style-name="T22">{</text:span></text:p>
      <text:p text:style-name="P12"><text:s text:c="13"/>System.exit(1);</text:p>
      <text:p text:style-name="P12"><text:s text:c="9"/>}</text:p>
      <text:p text:style-name="P12"><text:s text:c="5"/>}</text:p>
      <text:p text:style-name="P12"/>
      <text:p text:style-name="P11"><text:s text:c="5"/>public void leer (RandomAccessFile a) {</text:p>
      <text:p text:style-name="P11"><text:s text:c="9"/>try</text:p>
      <text:p text:style-name="P11"><text:s text:c="9"/>{</text:p>
      <text:p text:style-name="P11"><text:s text:c="13"/>activo = a.readBoolean();</text:p>
      <text:p text:style-name="Header"><text:span text:style-name="T23"><text:s text:c="13"/></text:span><text:span text:style-name="T22">datos.leer(a);</text:span></text:p>
      <text:p text:style-name="Header"><text:span text:style-name="T22"><text:s text:c="9"/></text:span><text:span text:style-name="T23">}</text:span></text:p>
      <text:p text:style-name="P11"><text:s text:c="9"/>catch(IOException e)</text:p>
      <text:p text:style-name="Header"><text:span text:style-name="T23"><text:s text:c="9"/></text:span><text:span text:style-name="T22">{</text:span></text:p>
      <text:p text:style-name="P12"><text:s text:c="13"/>System.exit(1);</text:p>
      <text:p text:style-name="P12"><text:s text:c="9"/>}</text:p>
      <text:p text:style-name="P12"><text:s text:c="5"/>} <text:s text:c="3"/></text:p>
      <text:p text:style-name="P9"><text:s text:c="5"/></text:p>
      <text:p text:style-name="P6"><text:s text:c="5"/>public String toString() {</text:p>
      <text:p text:style-name="P6"><text:s text:c="8"/>return getData().toString() + "\tActivo?: " + isActive(); <text:s text:c="3"/></text:p>
      <text:p text:style-name="P6"><text:s text:c="5"/>}</text:p>
      <text:p text:style-name="P6"><text:s text:c="5"/></text:p>
      <text:p text:style-name="P6"><text:s text:c="5"/>public int compareTo (Object x) {</text:p>
      <text:p text:style-name="P6"><text:s text:c="9"/>Register r = (Register) x;</text:p>
      <text:p text:style-name="P6"><text:s text:c="9"/>return datos.compareTo(r.datos);</text:p>
      <text:p text:style-name="P6"><text:s text:c="5"/>}</text:p>
      <text:p text:style-name="P7"><text:soft-page-break/>}</text:p>
      <text:p text:style-name="P7"/>
      <text:p text:style-name="P7"/>
      <text:p text:style-name="P7"/>
      <text:p text:style-name="P60"><text:span text:style-name="T4">Observe la sencillez del método </text:span><text:span text:style-name="T3">sizeOf()</text:span><text:span text:style-name="T4">: llama al método </text:span><text:span text:style-name="T3">sizeOf()</text:span><text:span text:style-name="T4"> implementado en la clase del atributo </text:span><text:span text:style-name="T3">datos</text:span><text:span text:style-name="T4">, y suma 1 al valor retornado. El uno sumado, es el tamaño en bytes del atributo </text:span><text:span text:style-name="T3">activo </text:span><text:span text:style-name="T4">(un </text:span><text:span text:style-name="T3">boolean </text:span><text:span text:style-name="T4">se graba como un byte en disco). Los métodos </text:span><text:span text:style-name="T3">read()</text:span><text:span text:style-name="T4"> y </text:span><text:span text:style-name="T3">write() </text:span><text:span text:style-name="T4">aplican una táctica parecida: llaman al método de la clase del atributo datos, y completan la operación leyendo o grabando un byte para el atributo </text:span><text:span text:style-name="T3">activo</text:span><text:span text:style-name="T4">.</text:span></text:p>
      <text:p text:style-name="P61"/>
      <text:p text:style-name="P61"/>
      <text:p text:style-name="P60"><text:span text:style-name="T4">Finalmente, la clase </text:span><text:span text:style-name="T3">RegisterFile</text:span><text:span text:style-name="T4"> usa todas estas piezas en la forma que se describió. Listamos una parte de la clase para tomar una idea básica de algún detalle adicional:</text:span></text:p>
      <text:p text:style-name="P61"/>
      <text:p text:style-name="P61"/>
      <text:p text:style-name="P6">import java.io.*;</text:p>
      <text:p text:style-name="Header"><text:span text:style-name="T19">public class RegisterFile </text:span><text:span text:style-name="T23">&lt; E extends Grabable &gt;</text:span></text:p>
      <text:p text:style-name="P9">{</text:p>
      <text:p text:style-name="P9"><text:s text:c="4"/>private File fd; <text:s text:c="2"/><text:tab/> <text:s text:c="17"/>// descriptor del archivo </text:p>
      <text:p text:style-name="P9"><text:s text:c="4"/>private RandomAccessFile maestro; <text:s text:c="5"/>// manejador del archivo</text:p>
      <text:p text:style-name="P9"><text:s text:c="4"/></text:p>
      <text:p text:style-name="P13"><text:s text:c="4"/>private Grabable testigo = null; <text:s text:c="4"/>// registra la clase de objetos que se graban en el archivo</text:p>
      <text:p text:style-name="P9"><text:s text:c="4"/></text:p>
      <text:p text:style-name="P6"><text:s text:c="4"/>public RegisterFile ( E obj )</text:p>
      <text:p text:style-name="P6"><text:s text:c="4"/>{ <text:s text:c="7"/></text:p>
      <text:p text:style-name="P6"><text:s text:c="8"/>this ("newfile.dat", "r", obj);</text:p>
      <text:p text:style-name="Header"><text:span text:style-name="T19"><text:s text:c="4"/></text:span><text:span text:style-name="T18">} <text:s/></text:span></text:p>
      <text:p text:style-name="P9"><text:s text:c="4"/></text:p>
      <text:p text:style-name="P6"><text:s text:c="4"/>public RegisterFile (String nombre, String modo, E obj)</text:p>
      <text:p text:style-name="Header"><text:span text:style-name="T19"><text:s text:c="4"/></text:span><text:span text:style-name="T18">{ <text:s text:c="2"/></text:span></text:p>
      <text:p text:style-name="P9"><text:s text:c="8"/>this (new File(nombre), modo, obj);</text:p>
      <text:p text:style-name="P9"><text:s text:c="4"/>} <text:s/></text:p>
      <text:p text:style-name="P9"><text:s text:c="4"/></text:p>
      <text:p text:style-name="P6"><text:s text:c="4"/>public RegisterFile (File file, String modo, E obj)</text:p>
      <text:p text:style-name="Header"><text:span text:style-name="T19"><text:s text:c="4"/></text:span><text:span text:style-name="T18">{ <text:s text:c="7"/></text:span></text:p>
      <text:p text:style-name="P9"><text:s text:c="8"/>if (obj == null) { throw new NullPointerException ("No se indicó la clase a grabar..."); }</text:p>
      <text:p text:style-name="P9"><text:s text:c="8"/>testigo = obj;</text:p>
      <text:p text:style-name="Header"><text:span text:style-name="T18"><text:s text:c="8"/></text:span><text:span text:style-name="T19">fd = file;</text:span></text:p>
      <text:p text:style-name="P6"><text:s text:c="8"/>if ( modo == null || ( !modo.equals("r") &amp;&amp; !modo.equals("rw") ) )</text:p>
      <text:p text:style-name="Header"><text:span text:style-name="T19"><text:s text:c="8"/></text:span><text:span text:style-name="T18">{</text:span></text:p>
      <text:p text:style-name="P9"><text:s text:c="12"/>modo = "r"; <text:s text:c="2"/></text:p>
      <text:p text:style-name="P9"><text:s text:c="8"/>}</text:p>
      <text:p text:style-name="P9"/>
      <text:p text:style-name="P9"><text:s text:c="8"/>try</text:p>
      <text:p text:style-name="P9"><text:s text:c="8"/>{</text:p>
      <text:p text:style-name="Header"><text:span text:style-name="T18"><text:s text:c="12"/></text:span><text:span text:style-name="T19">maestro = new RandomAccessFile(fd, modo);</text:span></text:p>
      <text:p text:style-name="P6"><text:s text:c="8"/>}</text:p>
      <text:p text:style-name="P6"><text:s text:c="8"/>catch(IOException e)</text:p>
      <text:p text:style-name="P6"><text:s text:c="8"/>{</text:p>
      <text:p text:style-name="P6"><text:s text:c="12"/>System.exit(1);</text:p>
      <text:p text:style-name="Header"><text:span text:style-name="T19"><text:s text:c="8"/></text:span><text:span text:style-name="T18">}</text:span></text:p>
      <text:p text:style-name="P9"><text:s text:c="4"/>} <text:s/></text:p>
      <text:p text:style-name="P9"><text:s text:c="3"/></text:p>
      <text:p text:style-name="P6"><text:s text:c="4"/>public boolean delete()</text:p>
      <text:p text:style-name="P6"><text:s text:c="4"/>{</text:p>
      <text:p text:style-name="P6"><text:s text:c="8"/>return fd.delete();</text:p>
      <text:p text:style-name="Header"><text:span text:style-name="T19"><text:s text:c="4"/></text:span><text:span text:style-name="T18">}</text:span></text:p>
      <text:p text:style-name="P9"><text:soft-page-break/><text:s text:c="4"/></text:p>
      <text:p text:style-name="P6"><text:s text:c="4"/>public boolean rename(RegisterFile nuevo)</text:p>
      <text:p text:style-name="Header"><text:span text:style-name="T19"><text:s text:c="4"/></text:span><text:span text:style-name="T18">{</text:span></text:p>
      <text:p text:style-name="P9"><text:s text:c="8"/>return fd.renameTo(nuevo.fd); </text:p>
      <text:p text:style-name="P9"><text:s text:c="4"/>}</text:p>
      <text:p text:style-name="P9"><text:s text:c="4"/></text:p>
      <text:p text:style-name="P6"><text:s text:c="4"/>public void close()</text:p>
      <text:p text:style-name="P6"><text:s text:c="4"/>{</text:p>
      <text:p text:style-name="P6"><text:s text:c="8"/>try</text:p>
      <text:p text:style-name="P6"><text:s text:c="8"/>{</text:p>
      <text:p text:style-name="P6"><text:s text:c="12"/>maestro.close();</text:p>
      <text:p text:style-name="P6"><text:s text:c="8"/>}</text:p>
      <text:p text:style-name="P6"><text:s text:c="8"/>catch(IOException e)</text:p>
      <text:p text:style-name="P6"><text:s text:c="8"/>{</text:p>
      <text:p text:style-name="Header"><text:span text:style-name="T19"><text:s text:c="16"/></text:span><text:span text:style-name="T18">System.exit(1);</text:span></text:p>
      <text:p text:style-name="P9"><text:s text:c="8"/>}</text:p>
      <text:p text:style-name="P9"><text:s text:c="4"/>}</text:p>
      <text:p text:style-name="P9"><text:s text:c="4"/></text:p>
      <text:p text:style-name="P9"><text:s text:c="4"/></text:p>
      <text:p text:style-name="P6"><text:s text:c="4"/>public void seekByte (long b)</text:p>
      <text:p text:style-name="P6"><text:s text:c="4"/>{</text:p>
      <text:p text:style-name="P6"><text:s text:c="8"/>try</text:p>
      <text:p text:style-name="P6"><text:s text:c="8"/>{</text:p>
      <text:p text:style-name="P6"><text:s text:c="12"/>maestro.seek(b);</text:p>
      <text:p text:style-name="P6"><text:s text:c="8"/>}</text:p>
      <text:p text:style-name="P6"><text:s text:c="8"/>catch(IOException e)</text:p>
      <text:p text:style-name="Header"><text:span text:style-name="T19"><text:s text:c="8"/></text:span><text:span text:style-name="T18">{</text:span></text:p>
      <text:p text:style-name="P9"><text:s text:c="16"/>System.exit(1);</text:p>
      <text:p text:style-name="P9"><text:s text:c="8"/>}</text:p>
      <text:p text:style-name="P9"><text:s text:c="4"/>}</text:p>
      <text:p text:style-name="P9"><text:s text:c="4"/></text:p>
      <text:p text:style-name="P6"><text:s text:c="4"/>public void rewind()</text:p>
      <text:p text:style-name="P6"><text:s text:c="4"/>{</text:p>
      <text:p text:style-name="P6"><text:s text:c="8"/>try</text:p>
      <text:p text:style-name="P6"><text:s text:c="8"/>{</text:p>
      <text:p text:style-name="P6"><text:s text:c="12"/>maestro.seek(0);</text:p>
      <text:p text:style-name="P6"><text:s text:c="8"/>}</text:p>
      <text:p text:style-name="P6"><text:s text:c="8"/>catch(IOException e)</text:p>
      <text:p text:style-name="P6"><text:s text:c="8"/>{</text:p>
      <text:p text:style-name="P6"><text:s text:c="16"/>System.exit(1);</text:p>
      <text:p text:style-name="Header"><text:span text:style-name="T19"><text:s text:c="8"/></text:span><text:span text:style-name="T18">}</text:span></text:p>
      <text:p text:style-name="P9"><text:s text:c="4"/>}</text:p>
      <text:p text:style-name="P9"><text:s text:c="4"/></text:p>
      <text:p text:style-name="P6"><text:s text:c="4"/>public long bytePos () </text:p>
      <text:p text:style-name="P6"><text:s text:c="4"/>{</text:p>
      <text:p text:style-name="P6"><text:s text:c="8"/>try</text:p>
      <text:p text:style-name="P6"><text:s text:c="8"/>{</text:p>
      <text:p text:style-name="P6"><text:s text:c="12"/>return maestro.getFilePointer();</text:p>
      <text:p text:style-name="P6"><text:s text:c="8"/>}</text:p>
      <text:p text:style-name="P6"><text:s text:c="8"/>catch(IOException e)</text:p>
      <text:p text:style-name="Header"><text:span text:style-name="T19"><text:s text:c="8"/></text:span><text:span text:style-name="T18">{</text:span></text:p>
      <text:p text:style-name="Header"><text:span text:style-name="T18"><text:s text:c="16"/></text:span><text:span text:style-name="T19">System.exit(1);</text:span></text:p>
      <text:p text:style-name="P6"><text:s text:c="8"/>}</text:p>
      <text:p text:style-name="P6"><text:s text:c="8"/>return -1;</text:p>
      <text:p text:style-name="Header"><text:span text:style-name="T19"><text:s text:c="4"/></text:span><text:span text:style-name="T18">}</text:span></text:p>
      <text:p text:style-name="P9"><text:s text:c="4"/></text:p>
      <text:p text:style-name="P6"><text:s text:c="4"/>public void goFinal () </text:p>
      <text:p text:style-name="P6"><text:s text:c="4"/>{</text:p>
      <text:p text:style-name="P6"><text:s text:c="8"/>try</text:p>
      <text:p text:style-name="P6"><text:soft-page-break/><text:s text:c="8"/>{</text:p>
      <text:p text:style-name="P6"><text:s text:c="12"/>maestro.seek(maestro.length());</text:p>
      <text:p text:style-name="P6"><text:s text:c="8"/>}</text:p>
      <text:p text:style-name="P6"><text:s text:c="8"/>catch(IOException e)</text:p>
      <text:p text:style-name="Header"><text:span text:style-name="T19"><text:s text:c="8"/></text:span><text:span text:style-name="T18">{</text:span></text:p>
      <text:p text:style-name="P9"><text:s text:c="14"/>System.exit(1);</text:p>
      <text:p text:style-name="P9"><text:s text:c="8"/>}</text:p>
      <text:p text:style-name="P9"><text:s text:c="4"/>}</text:p>
      <text:p text:style-name="P9"><text:s text:c="4"/></text:p>
      <text:p text:style-name="P6"><text:s text:c="4"/>public long length()</text:p>
      <text:p text:style-name="P6"><text:s text:c="4"/>{</text:p>
      <text:p text:style-name="P6"><text:s text:c="8"/>try</text:p>
      <text:p text:style-name="P6"><text:s text:c="8"/>{</text:p>
      <text:p text:style-name="P6"><text:s text:c="12"/>return maestro.length();</text:p>
      <text:p text:style-name="P6"><text:s text:c="8"/>}</text:p>
      <text:p text:style-name="P6"><text:s text:c="8"/>catch(IOException e)</text:p>
      <text:p text:style-name="Header"><text:span text:style-name="T19"><text:s text:c="8"/></text:span><text:span text:style-name="T18">{</text:span></text:p>
      <text:p text:style-name="Header"><text:span text:style-name="T18"><text:s text:c="16"/></text:span><text:span text:style-name="T19">System.exit(1);</text:span></text:p>
      <text:p text:style-name="P6"><text:s text:c="8"/>}</text:p>
      <text:p text:style-name="P6"><text:s text:c="8"/>return 0;</text:p>
      <text:p text:style-name="Header"><text:span text:style-name="T19"><text:s text:c="4"/></text:span><text:span text:style-name="T18">}</text:span></text:p>
      <text:p text:style-name="P9"><text:s text:c="4"/></text:p>
      <text:p text:style-name="P6"><text:s text:c="4"/>public boolean eof ()</text:p>
      <text:p text:style-name="P6"><text:s text:c="4"/>{</text:p>
      <text:p text:style-name="P6"><text:s text:c="8"/>try</text:p>
      <text:p text:style-name="P6"><text:s text:c="8"/>{</text:p>
      <text:p text:style-name="P6"><text:s text:c="12"/>if (maestro.getFilePointer() &lt; maestro.length()) return false;</text:p>
      <text:p text:style-name="P6"><text:s text:c="12"/>else return true;</text:p>
      <text:p text:style-name="P6"><text:s text:c="8"/>}</text:p>
      <text:p text:style-name="P6"><text:s text:c="8"/>catch(IOException e)</text:p>
      <text:p text:style-name="Header"><text:span text:style-name="T19"><text:s text:c="8"/></text:span><text:span text:style-name="T18">{</text:span></text:p>
      <text:p text:style-name="Header"><text:span text:style-name="T18"><text:s text:c="14"/></text:span><text:span text:style-name="T19">System.exit(1);</text:span></text:p>
      <text:p text:style-name="P6"><text:s text:c="8"/>}</text:p>
      <text:p text:style-name="P6"><text:s text:c="8"/>return true;</text:p>
      <text:p text:style-name="Header"><text:span text:style-name="T19"><text:s text:c="4"/></text:span><text:span text:style-name="T18">}</text:span></text:p>
      <text:p text:style-name="P9"><text:s text:c="4"/></text:p>
      <text:p text:style-name="P6"><text:s text:c="4"/>public boolean write (Register r)</text:p>
      <text:p text:style-name="P6"><text:s text:c="4"/>{</text:p>
      <text:p text:style-name="P6"><text:s text:c="8"/>if(r != null)</text:p>
      <text:p text:style-name="Header"><text:span text:style-name="T19"><text:s text:c="8"/></text:span><text:span text:style-name="T18">{</text:span></text:p>
      <text:p text:style-name="P9"><text:s text:c="12"/>try </text:p>
      <text:p text:style-name="P9"><text:s text:c="12"/>{</text:p>
      <text:p text:style-name="P9"><text:s text:c="16"/>r.grabar(maestro);</text:p>
      <text:p text:style-name="Header"><text:span text:style-name="T18"><text:s text:c="12"/></text:span><text:span text:style-name="T19">}</text:span></text:p>
      <text:p text:style-name="P6"><text:s text:c="12"/>catch(Exception e)</text:p>
      <text:p text:style-name="P6"><text:s text:c="12"/>{</text:p>
      <text:p text:style-name="P6"><text:s text:c="17"/>System.exit(1);</text:p>
      <text:p text:style-name="P6"><text:s text:c="12"/>}</text:p>
      <text:p text:style-name="P6"><text:s text:c="12"/>return true;</text:p>
      <text:p text:style-name="Header"><text:span text:style-name="T19"><text:s text:c="8"/></text:span><text:span text:style-name="T18">}</text:span></text:p>
      <text:p text:style-name="P9"><text:s text:c="8"/>return false;</text:p>
      <text:p text:style-name="P9"><text:s text:c="4"/>}</text:p>
      <text:p text:style-name="P9"><text:s text:c="4"/></text:p>
      <text:p text:style-name="P6"><text:s text:c="4"/>public boolean read (Register r)</text:p>
      <text:p text:style-name="P6"><text:s text:c="4"/>{</text:p>
      <text:p text:style-name="P6"><text:s text:c="8"/>if(r != null)</text:p>
      <text:p text:style-name="Header"><text:span text:style-name="T19"><text:s text:c="8"/></text:span><text:span text:style-name="T18">{</text:span></text:p>
      <text:p text:style-name="P9"><text:s text:c="12"/>try</text:p>
      <text:p text:style-name="P9"><text:s text:c="12"/>{</text:p>
      <text:p text:style-name="P9"><text:soft-page-break/><text:s text:c="16"/>r.leer(maestro);</text:p>
      <text:p text:style-name="Header"><text:span text:style-name="T18"><text:s text:c="12"/></text:span><text:span text:style-name="T19">}</text:span></text:p>
      <text:p text:style-name="P6"><text:s text:c="12"/>catch(Exception e)</text:p>
      <text:p text:style-name="Header"><text:span text:style-name="T19"><text:s text:c="12"/></text:span><text:span text:style-name="T18">{</text:span></text:p>
      <text:p text:style-name="Header"><text:span text:style-name="T18"><text:s text:c="16"/></text:span><text:span text:style-name="T19">System.exit(1);</text:span></text:p>
      <text:p text:style-name="P6"><text:s text:c="12"/>}</text:p>
      <text:p text:style-name="P6"><text:s text:c="12"/>return true;</text:p>
      <text:p text:style-name="Header"><text:span text:style-name="T19"><text:s text:c="8"/></text:span><text:span text:style-name="T18">}</text:span></text:p>
      <text:p text:style-name="P9"><text:s text:c="8"/>return false;</text:p>
      <text:p text:style-name="P9"><text:s text:c="4"/>}</text:p>
      <text:p text:style-name="P9"><text:s text:c="4"/></text:p>
      <text:p text:style-name="Header"><text:span text:style-name="T19"><text:s text:c="4"/>public long search (</text:span><text:span text:style-name="T23">E obj</text:span><text:span text:style-name="T19">)</text:span></text:p>
      <text:p text:style-name="P6"><text:s text:c="4"/>{</text:p>
      <text:p text:style-name="P6"><text:s text:c="8"/>if( obj == null ) return -1;</text:p>
      <text:p text:style-name="P6"><text:s text:c="8"/>long pos = -1, actual;</text:p>
      <text:p text:style-name="P6"><text:s text:c="8"/>try</text:p>
      <text:p text:style-name="P6"><text:s text:c="8"/>{</text:p>
      <text:p text:style-name="Header"><text:span text:style-name="T19"><text:s text:c="12"/></text:span><text:span text:style-name="T23">Grabable r2 = obj.getClass().newInstance();</text:span></text:p>
      <text:p text:style-name="P6"><text:s text:c="12"/>Register reg = new Register(r2);</text:p>
      <text:p text:style-name="P6"><text:s text:c="12"/>actual = bytePos();</text:p>
      <text:p text:style-name="P6"><text:s text:c="4"/></text:p>
      <text:p text:style-name="P6"><text:s text:c="12"/>rewind();</text:p>
      <text:p text:style-name="P6"><text:s text:c="12"/>while (!eof())</text:p>
      <text:p text:style-name="P6"><text:s text:c="12"/>{</text:p>
      <text:p text:style-name="P6"><text:s text:c="16"/>read(reg);</text:p>
      <text:p text:style-name="P6"><text:s text:c="16"/>if (reg.getData().equals(obj) &amp;&amp; reg.isActive())</text:p>
      <text:p text:style-name="Header"><text:span text:style-name="T19"><text:s text:c="16"/></text:span><text:span text:style-name="T18">{</text:span></text:p>
      <text:p text:style-name="P9"><text:s text:c="20"/>pos = bytePos() - reg.sizeOf();</text:p>
      <text:p text:style-name="Header"><text:span text:style-name="T18"><text:s text:c="20"/></text:span><text:span text:style-name="T19">break;</text:span></text:p>
      <text:p text:style-name="P6"><text:s text:c="16"/>}</text:p>
      <text:p text:style-name="P6"><text:s text:c="12"/>}</text:p>
      <text:p text:style-name="P6"><text:s text:c="12"/>seekByte(actual);</text:p>
      <text:p text:style-name="P6"><text:s text:c="8"/>}</text:p>
      <text:p text:style-name="P6"><text:s text:c="8"/>catch(Exception e)</text:p>
      <text:p text:style-name="P6"><text:s text:c="8"/>{</text:p>
      <text:p text:style-name="P6"><text:s text:c="17"/>System.exit(1);</text:p>
      <text:p text:style-name="P6"><text:s text:c="8"/>}</text:p>
      <text:p text:style-name="P6"><text:s text:c="8"/>return pos;</text:p>
      <text:p text:style-name="Header"><text:span text:style-name="T19"><text:s text:c="4"/></text:span><text:span text:style-name="T18">}</text:span></text:p>
      <text:p text:style-name="P9"><text:s text:c="4"/></text:p>
      <text:p text:style-name="P9"><text:s text:c="4"/></text:p>
      <text:p text:style-name="Header"><text:span text:style-name="T19"><text:s text:c="4"/>public boolean add (</text:span><text:span text:style-name="T23">E obj</text:span><text:span text:style-name="T19">)</text:span></text:p>
      <text:p text:style-name="P6"><text:s text:c="4"/>{</text:p>
      <text:p text:style-name="P6"><text:s text:c="8"/>boolean resp = false;</text:p>
      <text:p text:style-name="P6"><text:s text:c="8"/>long pos;</text:p>
      <text:p text:style-name="P6"><text:s text:c="8"/></text:p>
      <text:p text:style-name="P6"><text:s text:c="8"/>if( obj != null )</text:p>
      <text:p text:style-name="P6"><text:s text:c="8"/>{</text:p>
      <text:p text:style-name="P6"><text:s text:c="12"/>try</text:p>
      <text:p text:style-name="P6"><text:s text:c="12"/>{</text:p>
      <text:p text:style-name="P6"><text:s text:c="16"/>pos = search(obj);</text:p>
      <text:p text:style-name="P6"><text:s text:c="16"/>if (pos == -1)</text:p>
      <text:p text:style-name="P6"><text:s text:c="16"/>{</text:p>
      <text:p text:style-name="P6"><text:s text:c="20"/>goFinal();</text:p>
      <text:p text:style-name="P6"><text:s text:c="20"/>write(new Register &lt;E&gt; (obj));</text:p>
      <text:p text:style-name="P6"><text:s text:c="20"/>resp = true;</text:p>
      <text:p text:style-name="P6"><text:s text:c="16"/>}</text:p>
      <text:p text:style-name="P6"><text:s text:c="12"/>}</text:p>
      <text:p text:style-name="P6"><text:s text:c="12"/>catch(Exception e)</text:p>
      <text:p text:style-name="Header"><text:soft-page-break/><text:span text:style-name="T19"><text:s text:c="12"/></text:span><text:span text:style-name="T18">{</text:span></text:p>
      <text:p text:style-name="P9"><text:s text:c="16"/>System.exit(1);</text:p>
      <text:p text:style-name="P9"><text:s text:c="12"/>}</text:p>
      <text:p text:style-name="P9"><text:s text:c="8"/>}</text:p>
      <text:p text:style-name="P9"><text:s text:c="8"/>return resp;</text:p>
      <text:p text:style-name="P9"><text:s text:c="4"/>}</text:p>
      <text:p text:style-name="P9"/>
      <text:p text:style-name="Header"><text:span text:style-name="T19"><text:s text:c="4"/>public boolean append (</text:span><text:span text:style-name="T23">E obj</text:span><text:span text:style-name="T19">)</text:span></text:p>
      <text:p text:style-name="P6"><text:s text:c="4"/>{</text:p>
      <text:p text:style-name="P6"><text:s text:c="8"/>boolean resp = false;</text:p>
      <text:p text:style-name="P6"><text:s text:c="8"/>if( obj != null )</text:p>
      <text:p text:style-name="Header"><text:span text:style-name="T19"><text:s text:c="8"/></text:span><text:span text:style-name="T18">{</text:span></text:p>
      <text:p text:style-name="P9"><text:s text:c="12"/>try</text:p>
      <text:p text:style-name="P6"><text:s text:c="12"/>{</text:p>
      <text:p text:style-name="P6"><text:s text:c="16"/>goFinal();</text:p>
      <text:p text:style-name="P6"><text:s text:c="16"/>write(new Register &lt;E&gt; (obj));</text:p>
      <text:p text:style-name="Header"><text:span text:style-name="T19"><text:s text:c="16"/></text:span><text:span text:style-name="T18">resp = true;</text:span></text:p>
      <text:p text:style-name="P9"><text:s text:c="12"/>}</text:p>
      <text:p text:style-name="P6"><text:s text:c="12"/>catch(Exception e)</text:p>
      <text:p text:style-name="P6"><text:s text:c="12"/>{</text:p>
      <text:p text:style-name="P6"><text:s text:c="16"/>System.exit(1);</text:p>
      <text:p text:style-name="P6"><text:s text:c="12"/>}</text:p>
      <text:p text:style-name="P6"><text:s text:c="8"/>}</text:p>
      <text:p text:style-name="P6"><text:s text:c="8"/>return resp;</text:p>
      <text:p text:style-name="Header"><text:span text:style-name="T19"><text:s text:c="4"/></text:span><text:span text:style-name="T18">}</text:span></text:p>
      <text:p text:style-name="P9"><text:s text:c="4"/></text:p>
      <text:p text:style-name="Header"><text:span text:style-name="T19"><text:s text:c="4"/>public boolean remove (</text:span><text:span text:style-name="T23">E obj</text:span><text:span text:style-name="T19">)</text:span></text:p>
      <text:p text:style-name="P6"><text:s text:c="4"/>{ <text:s text:c="7"/></text:p>
      <text:p text:style-name="P6"><text:s text:c="8"/>boolean resp = false;</text:p>
      <text:p text:style-name="P6"><text:s text:c="8"/>long pos;</text:p>
      <text:p text:style-name="P6"/>
      <text:p text:style-name="P6"><text:s text:c="8"/>if( obj != null )</text:p>
      <text:p text:style-name="P6"><text:s text:c="8"/>{</text:p>
      <text:p text:style-name="P6"><text:s text:c="12"/>try</text:p>
      <text:p text:style-name="P6"><text:s text:c="12"/>{</text:p>
      <text:p text:style-name="Header"><text:span text:style-name="T19"><text:s text:c="16"/></text:span><text:span text:style-name="T23">Grabable r2 = obj.getClass().newInstance();</text:span></text:p>
      <text:p text:style-name="P6"><text:s text:c="16"/>Register reg = new Register(r2);</text:p>
      <text:p text:style-name="P6"><text:s text:c="16"/></text:p>
      <text:p text:style-name="P6"><text:s text:c="16"/>pos = search(obj);</text:p>
      <text:p text:style-name="P6"><text:s text:c="16"/>if (pos != -1)</text:p>
      <text:p text:style-name="P6"><text:s text:c="16"/>{</text:p>
      <text:p text:style-name="P6"><text:s text:c="21"/>seekByte(pos);</text:p>
      <text:p text:style-name="P6"><text:s text:c="21"/>read(reg);</text:p>
      <text:p text:style-name="P6"><text:s text:c="21"/>reg.setActive(false);</text:p>
      <text:p text:style-name="P6"><text:s text:c="21"/></text:p>
      <text:p text:style-name="P6"><text:s text:c="21"/>seekByte(pos);</text:p>
      <text:p text:style-name="P6"><text:s text:c="21"/>write(reg);</text:p>
      <text:p text:style-name="P6"><text:s text:c="21"/>resp = true;</text:p>
      <text:p text:style-name="P6"><text:s text:c="16"/>} <text:s text:c="2"/></text:p>
      <text:p text:style-name="P6"><text:s text:c="12"/>}</text:p>
      <text:p text:style-name="P6"><text:s text:c="12"/>catch(Exception e)</text:p>
      <text:p text:style-name="P6"><text:s text:c="12"/>{</text:p>
      <text:p text:style-name="P6"><text:s text:c="16"/>System.exit(1);</text:p>
      <text:p text:style-name="P6"><text:s text:c="12"/>}</text:p>
      <text:p text:style-name="P6"><text:s text:c="8"/>}</text:p>
      <text:p text:style-name="P6"><text:s text:c="8"/>return resp;</text:p>
      <text:p text:style-name="P6"><text:s text:c="4"/>} <text:s text:c="2"/></text:p>
      <text:p text:style-name="P6"><text:s text:c="5"/></text:p>
      <text:p text:style-name="P6"><text:s text:c="4"/>public void clean()</text:p>
      <text:p text:style-name="P6"><text:soft-page-break/><text:s text:c="4"/>{</text:p>
      <text:p text:style-name="P6"><text:s text:c="8"/>try</text:p>
      <text:p text:style-name="P6"><text:s text:c="8"/>{</text:p>
      <text:p text:style-name="P14"><text:s text:c="11"/>Grabable r2 = testigo.getClass().newInstance();</text:p>
      <text:p text:style-name="P6"><text:s text:c="11"/>Register reg = new Register(r2);</text:p>
      <text:p text:style-name="P6"><text:s text:c="11"/></text:p>
      <text:p text:style-name="P6"><text:s text:c="11"/>RegisterFile temp = new RegisterFile ("temporal.dat", "rw", testigo);</text:p>
      <text:p text:style-name="P6"><text:s text:c="11"/>temp.maestro.setLength(0);</text:p>
      <text:p text:style-name="Header"><text:span text:style-name="T19"><text:s text:c="11"/></text:span><text:span text:style-name="T18">this.rewind();</text:span></text:p>
      <text:p text:style-name="P6"><text:s text:c="11"/>while (!this.eof())</text:p>
      <text:p text:style-name="P6"><text:s text:c="11"/>{</text:p>
      <text:p text:style-name="P6"><text:s text:c="18"/>this.read( reg );</text:p>
      <text:p text:style-name="P6"><text:s text:c="18"/>if ( reg.isActive() ) </text:p>
      <text:p text:style-name="P6"><text:s text:c="18"/>{ </text:p>
      <text:p text:style-name="P6"><text:s text:c="22"/>temp.write(reg); </text:p>
      <text:p text:style-name="P6"><text:s text:c="18"/>}</text:p>
      <text:p text:style-name="P6"><text:s text:c="11"/>}</text:p>
      <text:p text:style-name="P6"/>
      <text:p text:style-name="P6"><text:s text:c="11"/>this.close();</text:p>
      <text:p text:style-name="P6"><text:s text:c="11"/>temp.close();</text:p>
      <text:p text:style-name="P6"><text:s text:c="11"/></text:p>
      <text:p text:style-name="Header"><text:span text:style-name="T19"><text:s text:c="11"/></text:span><text:span text:style-name="T18">this.delete(); </text:span></text:p>
      <text:p text:style-name="P6"><text:s text:c="11"/>temp.rename(this); </text:p>
      <text:p text:style-name="P6"><text:s text:c="8"/>}</text:p>
      <text:p text:style-name="P6"><text:s text:c="8"/>catch(Exception e)</text:p>
      <text:p text:style-name="Header"><text:span text:style-name="T19"><text:s text:c="8"/></text:span><text:span text:style-name="T18">{</text:span></text:p>
      <text:p text:style-name="P9"><text:s text:c="14"/>System.exit(1);</text:p>
      <text:p text:style-name="P9"><text:s text:c="8"/>}</text:p>
      <text:p text:style-name="P9"><text:s text:c="4"/>}</text:p>
      <text:p text:style-name="P9"/>
      <text:p text:style-name="P6"><text:s text:c="5"/>public static final String readString (RandomAccessFile arch, int tam)</text:p>
      <text:p text:style-name="P6"><text:s text:c="5"/>{ </text:p>
      <text:p text:style-name="P6"><text:s text:c="9"/>String cad = "";</text:p>
      <text:p text:style-name="P6"><text:s text:c="9"/></text:p>
      <text:p text:style-name="P6"><text:s text:c="9"/>try</text:p>
      <text:p text:style-name="P6"><text:s text:c="9"/>{</text:p>
      <text:p text:style-name="P6"><text:s text:c="13"/>char vector[] = new char[tam];</text:p>
      <text:p text:style-name="P6"><text:s text:c="13"/>for(int i = 0; i&lt;tam; i++)</text:p>
      <text:p text:style-name="P6"><text:s text:c="13"/>{</text:p>
      <text:p text:style-name="P6"><text:s text:c="16"/>vector[i] = arch.readChar();</text:p>
      <text:p text:style-name="P6"><text:s text:c="13"/>}</text:p>
      <text:p text:style-name="P6"><text:s text:c="13"/>cad = new String(vector,0,tam);</text:p>
      <text:p text:style-name="Header"><text:span text:style-name="T19"><text:s text:c="9"/></text:span><text:span text:style-name="T18">}</text:span></text:p>
      <text:p text:style-name="P6"><text:s text:c="9"/>catch(IOException e)</text:p>
      <text:p text:style-name="Header"><text:span text:style-name="T19"><text:s text:c="9"/></text:span><text:span text:style-name="T18">{</text:span></text:p>
      <text:p text:style-name="P9"><text:s text:c="17"/>System.exit(1);</text:p>
      <text:p text:style-name="P9"><text:s text:c="9"/>}</text:p>
      <text:p text:style-name="P9"><text:s text:c="9"/></text:p>
      <text:p text:style-name="P9"><text:s text:c="9"/>return cad;</text:p>
      <text:p text:style-name="P9"><text:s text:c="5"/>}</text:p>
      <text:p text:style-name="P9"><text:s text:c="4"/></text:p>
      <text:p text:style-name="P6"><text:s text:c="5"/>public static final void writeString (RandomAccessFile arch, String cad, int tam)</text:p>
      <text:p text:style-name="P6"><text:s text:c="5"/>{</text:p>
      <text:p text:style-name="P6"><text:s text:c="9"/>try</text:p>
      <text:p text:style-name="P6"><text:s text:c="9"/>{</text:p>
      <text:p text:style-name="P6"><text:s text:c="13"/>int i;</text:p>
      <text:p text:style-name="P6"><text:s text:c="13"/>char vector[] = new char[tam];</text:p>
      <text:p text:style-name="P6"><text:s text:c="13"/>for(i=0; i&lt;tam; i++)</text:p>
      <text:p text:style-name="P6"><text:s text:c="13"/>{</text:p>
      <text:p text:style-name="P6"><text:soft-page-break/><text:s text:c="16"/>vector[i]= ' ';</text:p>
      <text:p text:style-name="P6"><text:s text:c="13"/>}</text:p>
      <text:p text:style-name="P6"><text:s text:c="13"/>cad.getChars(0, cad.length(), vector, 0);</text:p>
      <text:p text:style-name="P6"><text:s text:c="13"/>for (i=0; i&lt;tam; i++)</text:p>
      <text:p text:style-name="P6"><text:s text:c="13"/>{</text:p>
      <text:p text:style-name="P6"><text:s text:c="16"/>arch.writeChar(vector[i]);</text:p>
      <text:p text:style-name="P6"><text:s text:c="13"/>}</text:p>
      <text:p text:style-name="P6"><text:s text:c="9"/>}</text:p>
      <text:p text:style-name="P6"><text:s text:c="9"/>catch(IOException e)</text:p>
      <text:p text:style-name="Header"><text:span text:style-name="T19"><text:s text:c="9"/></text:span><text:span text:style-name="T18">{</text:span></text:p>
      <text:p text:style-name="P9"><text:s text:c="14"/>System.exit(1);</text:p>
      <text:p text:style-name="P9"><text:s text:c="9"/>}</text:p>
      <text:p text:style-name="P9"><text:s text:c="5"/>} </text:p>
      <text:p text:style-name="P10">}</text:p>
      <text:p text:style-name="P5"><text:span text:style-name="T4"><text:tab/>Al final de la clase se pueden ver los métodos static </text:span><text:span text:style-name="T3">writeString()</text:span><text:span text:style-name="T4"> y </text:span><text:span text:style-name="T3">readString()</text:span><text:span text:style-name="T4">. El primero de ellos toma como parámetro un </text:span><text:span text:style-name="T3">RandomAccessFile </text:span><text:span text:style-name="T4">ya abierto y posicionado, más un String para grabar, más un valor tam que es la cantidad de caracteres a la cual se quiere ajustar el </text:span><text:span text:style-name="T3">String </text:span><text:span text:style-name="T4">cuando se grabe. El método arma un arreglo de caracteres inicialmente lleno de blancos, de tamaño </text:span><text:span text:style-name="T3">tam</text:span><text:span text:style-name="T4">, y vuelca el contenido del </text:span><text:span text:style-name="T3">String </text:span><text:span text:style-name="T4">en ese arreglo. Luego lo graba caracter a caracter. Y el método </text:span><text:span text:style-name="T3">readString()</text:span><text:span text:style-name="T4"> toma como parámetro un </text:span><text:span text:style-name="T3">RandomAccessFile</text:span><text:span text:style-name="T4">, más la cantidad tam de caracteres a leer. Crea un arreglo de tam caracteres, y luego lo va llenando con caracteres que lee desde el disco. Cuando termina, convierte el arreglo en un </text:span><text:span text:style-name="T3">String</text:span><text:span text:style-name="T4"> y lo retorna. Notar que los blancos que pudieran haber quedado al fondo del </text:span><text:span text:style-name="T3">String </text:span><text:span text:style-name="T4">no se remueven. </text:span></text:p>
      <text:p text:style-name="P2"/>
      <text:p text:style-name="P5"><text:span text:style-name="T4"><text:tab/>La clase tiene un atributo </text:span><text:span text:style-name="T3">Grabable testigo</text:span><text:span text:style-name="T4"> el cual se usa para mantener una referencia a un objeto cualquiera de la clase cuyos objetos se graban en el archivo. Los constructores de la clase </text:span><text:span text:style-name="T3">RegisterFile </text:span><text:span text:style-name="T4">piden como parámetro una referencia a un objeto de la clase a grabar, y esa referencia se asigna en el atributo </text:span><text:span text:style-name="T3">testigo</text:span><text:span text:style-name="T4">. <text:s/>Esto se hace pues algunos métodos de la clase </text:span><text:span text:style-name="T3">RegisterFile </text:span><text:span text:style-name="T4">necesitan en algún momento crear <text:s/>un objeto de la clase que se graba, para poder a su vez crear un </text:span><text:span text:style-name="T3">Register </text:span><text:span text:style-name="T4">y comenzar a leer o grabar en el archivo. Un ejemplo es el método </text:span><text:span text:style-name="T3">clean() </text:span><text:span text:style-name="T4">que elimina los registros marcados como borrados. Como el método </text:span><text:span text:style-name="T3">clean()</text:span><text:span text:style-name="T4"> no sabe de qué tipo son los objetos contenidos en el </text:span><text:span text:style-name="T3">Register</text:span><text:span text:style-name="T4">, no puede crear un </text:span><text:span text:style-name="T3">Register </text:span><text:span text:style-name="T4">que le permita leer del archivo original o grabar en el temporal. El atributo testigo siempre apunta a un objeto de la clase que se graba, por lo cual la expresión:</text:span></text:p>
      <text:p text:style-name="P2"/>
      <text:p text:style-name="P15">Grabable r2 = testigo.getClass().newInstance();</text:p>
      <text:p text:style-name="P4"/>
      <text:p text:style-name="P5"><text:span text:style-name="T4">permite crear un objeto de la clase correcta, que luego se usa para crear un </text:span><text:span text:style-name="T3">Register</text:span><text:span text:style-name="T4">:</text:span></text:p>
      <text:p text:style-name="P2"/>
      <text:p text:style-name="P8">Register reg = new Register (r2);</text:p>
      <text:p text:style-name="P4"/>
      <text:p text:style-name="P5"><text:span text:style-name="T5"><text:tab/></text:span><text:span text:style-name="T4">Otros métodos de la clase enfrentan un problema parecido, pero la diferencia es que estos otros toman un parámetro </text:span><text:span text:style-name="T3">E obj</text:span><text:span text:style-name="T4">, que puede usarse para crear una instancia de </text:span><text:span text:style-name="T3">Register </text:span><text:span text:style-name="T4">sin recurrir al testigo. Es el caso del método </text:span><text:span text:style-name="T3">add()</text:span><text:span text:style-name="T4">, entre otros:</text:span></text:p>
      <text:p text:style-name="P2"/>
      <text:p text:style-name="P50"><text:span text:style-name="T19"><text:s text:c="4"/>public boolean add (</text:span><text:span text:style-name="T23">E obj</text:span><text:span text:style-name="T19">)</text:span></text:p>
      <text:p text:style-name="P51"><text:s text:c="4"/>{</text:p>
      <text:p text:style-name="P51"><text:s text:c="8"/>boolean resp = false;</text:p>
      <text:p text:style-name="P51"><text:s text:c="8"/>long pos;</text:p>
      <text:p text:style-name="P51"><text:s text:c="8"/></text:p>
      <text:p text:style-name="P51"><text:s text:c="8"/>if( obj != null )</text:p>
      <text:p text:style-name="P51"><text:s text:c="8"/>{</text:p>
      <text:p text:style-name="P51"><text:s text:c="12"/>try</text:p>
      <text:p text:style-name="P51"><text:s text:c="12"/>{</text:p>
      <text:p text:style-name="P51"><text:s text:c="16"/>pos = search(obj);</text:p>
      <text:p text:style-name="P51"><text:soft-page-break/><text:s text:c="16"/>if (pos == -1)</text:p>
      <text:p text:style-name="P51"><text:s text:c="16"/>{</text:p>
      <text:p text:style-name="P51"><text:s text:c="20"/>goFinal();</text:p>
      <text:p text:style-name="P50"><text:span text:style-name="T19"><text:s text:c="20"/></text:span><text:span text:style-name="T23">write(new Register &lt;E&gt; (obj));</text:span></text:p>
      <text:p text:style-name="P51"><text:s text:c="20"/>resp = true;</text:p>
      <text:p text:style-name="P51"><text:s text:c="16"/>}</text:p>
      <text:p text:style-name="P51"><text:s text:c="12"/>}</text:p>
      <text:p text:style-name="P51"><text:s text:c="12"/>catch(Exception e)</text:p>
      <text:p text:style-name="P51"><text:s text:c="12"/>{</text:p>
      <text:p text:style-name="P51"><text:s text:c="16"/>System.exit(1);</text:p>
      <text:p text:style-name="P51"><text:s text:c="12"/>}</text:p>
      <text:p text:style-name="P51"><text:s text:c="8"/>}</text:p>
      <text:p text:style-name="P51"><text:s text:c="8"/>return resp;</text:p>
      <text:p text:style-name="P50"><text:span text:style-name="T19"><text:s text:c="4"/></text:span><text:span text:style-name="T18">}</text:span></text:p>
      <text:p text:style-name="P62"><text:tab/>Para finalizar, hagamos una breve exposición de algunas ventajas y desventajas de nuestro framework:</text:p>
      <text:p text:style-name="P2"/>
      <text:list text:style-name="WW8Num5">
        <text:list-item>
          <text:p text:style-name="P86"><text:span text:style-name="T2">Lo bueno:</text:span><text:span text:style-name="T4"><text:tab/>Este </text:span><text:span text:style-name="T3">framework </text:span><text:span text:style-name="T4">permite crear archivos de objetos, ajustando su contenido a una clase particular de objetos. Permite hacer altas, bajas y modificaciones, así como bajas físicas si fuera necesario. La clase </text:span><text:span text:style-name="T3">RegisterFile </text:span><text:span text:style-name="T4">puede modificarse para seguir añadiendo funcionalidad: podría pensarse en métodos para ordenar el archivo (al fin y al cabo, el ordenamiento requiere acceso directo y un </text:span><text:span text:style-name="T3">RegisterFile </text:span><text:span text:style-name="T4">lo tiene... el método </text:span><text:span text:style-name="T3">seekByte()</text:span><text:span text:style-name="T4"> brinda esa característica). Además, es sencillo crear clases que implementen Grabable para “subirse” a un </text:span><text:span text:style-name="T3">RegisterFile</text:span><text:span text:style-name="T4">.</text:span></text:p>
        </text:list-item>
      </text:list>
      <text:p text:style-name="P3"/>
      <text:list text:style-name="WW8Num4">
        <text:list-item>
          <text:p text:style-name="P87"><text:span text:style-name="T2">Lo malo:</text:span><text:span text:style-name="T4"> <text:s/>La clase </text:span><text:span text:style-name="T3">RegisterFile </text:span><text:span text:style-name="T4">pide en sus constructores un parámetro que luego se asigna como </text:span><text:span text:style-name="T3">testigo </text:span><text:span text:style-name="T4">de la clase que se graba... Eso no parece necesario pues la clase </text:span><text:span text:style-name="T3">RegisterFile </text:span><text:span text:style-name="T4">está parametrizada con la clase </text:span><text:span text:style-name="T1">E </text:span><text:span text:style-name="T4">(que representa a la clase testigo que estamos necesitando) Sin embargo, el parámetro </text:span><text:span text:style-name="T1">E </text:span><text:span text:style-name="T4">no brinda ninguna información acerca de la clase real en tiempo de compilación, por lo que el testigo que apunte a un objeto creado en tiempo de ejecución parece ineludible. Además, la clase </text:span><text:span text:style-name="T3">RegisterFile </text:span><text:span text:style-name="T4">todavía está en etapa de testing... y es posible que algún problema de parametrización de clases aún subsista en métodos como </text:span><text:span text:style-name="T3">search()</text:span><text:span text:style-name="T4">, </text:span><text:span text:style-name="T3">remove()</text:span><text:span text:style-name="T4"> o </text:span><text:span text:style-name="T3">clean()</text:span><text:span text:style-name="T4">, en los cuales se crean objetos </text:span><text:span text:style-name="T3">Register </text:span><text:span text:style-name="T4">con la siguiente secuencia:</text:span></text:p>
        </text:list-item>
      </text:list>
      <text:p text:style-name="P2"/>
      <text:p text:style-name="Header"><text:span text:style-name="T6"><text:tab/></text:span><text:span text:style-name="T19">Grabable r2 = obj.getClass().newInstance();</text:span></text:p>
      <text:p text:style-name="P6"><text:s text:c="42"/>Register reg = new Register(r2);</text:p>
      <text:p text:style-name="P4"/>
      <text:p text:style-name="P53"><text:span text:style-name="T4">La creación del </text:span><text:span text:style-name="T3">Register</text:span><text:span text:style-name="T4"> en la segunda línea no está parametrizada en cuanto a la clase que se acepta como válida para el </text:span><text:span text:style-name="T3">Register</text:span><text:span text:style-name="T4">, por lo que en principio cualquier clase sería aceptada para r2. Si bien los métodos están planteados de forma que no parece que pueda llegar un objeto incorrecto hasta esas líneas, el tema es que el posible </text:span><text:span text:style-name="T3">bug </text:span><text:span text:style-name="T4">existe (aún).</text:span></text:p>
      <text:p text:style-name="P54"/>
      <text:list text:style-name="WW8Num4">
        <text:list-item text:start-value="1">
          <text:p text:style-name="P87"><text:span text:style-name="T2">Lo feo:</text:span><text:span text:style-name="T4"> <text:s/>El parámetro </text:span><text:span text:style-name="T1">E </text:span><text:span text:style-name="T4">con el que se parametrizan las clases </text:span><text:span text:style-name="T3">Register </text:span><text:span text:style-name="T4">y </text:span><text:span text:style-name="T3">RegisterFile </text:span><text:span text:style-name="T4">se declara de forma que se acepta que derive de </text:span><text:span text:style-name="T3">Grabable</text:span><text:span text:style-name="T4">: </text:span><text:span text:style-name="T24">&lt;E extends Grabable &gt;</text:span><text:span text:style-name="T4">. Esto implica que cualquier objeto de cualquier clase que derive de o implemente </text:span><text:span text:style-name="T3">Grabable </text:span><text:span text:style-name="T4">podrá almacenarse en nuestros archivos. Hasta aquí todo bien. Pero en un mismo archivo podrían entonces grabarse objetos de clases distintas: Si </text:span><text:span text:style-name="T1">A </text:span><text:span text:style-name="T4">implementa </text:span><text:span text:style-name="T3">Grabable</text:span><text:span text:style-name="T4">, y </text:span><text:span text:style-name="T1">B </text:span><text:span text:style-name="T4">deriva de </text:span><text:span text:style-name="T1">A</text:span><text:span text:style-name="T4">, entonces ambas clases encajan con </text:span><text:span text:style-name="T1">E </text:span><text:span text:style-name="T4">y un mismo archivo dejaría que se graben objetos </text:span><text:span text:style-name="T1">A </text:span><text:span text:style-name="T4">y objetos </text:span><text:span text:style-name="T1">B</text:span><text:span text:style-name="T4">... ¿Porqué decimos que esto es </text:span><text:span text:style-name="T3">feo</text:span><text:span text:style-name="T4"> si en términos de POO es perfectamente natural? Por que tendríamos registros de distinto tamaño en el mismo archivo, y adiós </text:span><text:span text:style-name="T3">seeking</text:span><text:span text:style-name="T4">...</text:span></text:p>
        </text:list-item>
      </text:list>
      <text:p text:style-name="P2"/>
      <text:p text:style-name="P2"/>
      <text:p text:style-name="P2"/>
      <text:list text:style-name="WW8Num1">
        <text:list-item>
          <text:p text:style-name="P82"><text:span text:style-name="T2">Ejercicios para la semana 3: </text:span><text:span text:style-name="T4">Ninguno de los dos ejercicios deben ser entregados por aula virtual. Uno es un foro abierto, y el otro un desarrollo de aula.</text:span></text:p>
        </text:list-item>
      </text:list>
      <text:p text:style-name="P52"/>
      <text:list text:style-name="WW8Num1" text:continue-numbering="true">
        <text:list-item>
          <text:list text:continue-numbering="true">
            <text:list-item>
              <text:p text:style-name="P83">Se agregará en el aula virtual un foro interno para discutir los temas planteados como bueno, malo y feo. Se invita a todos a expresar sus opiniones y plantear constructivamente soluciones a los problemas planteados. <text:s/>En ese mismo foro, se lanzarán temas técnicos relativos a la materia y al lenguaje Java.</text:p>
            </text:list-item>
          </text:list>
        </text:list-item>
      </text:list>
      <text:p text:style-name="P56"/>
      <text:list text:style-name="WW8Num1" text:continue-numbering="true">
        <text:list-item>
          <text:list text:continue-numbering="true">
            <text:list-item>
              <text:p text:style-name="P83">Desarrollar en aula una clase que implemente Grabable, y luego un main que cree un RegisterFile para grabar objetos de esa clase en el archivo. Siga el modelo del Ejemplo DLC06-RegisterFile. </text:p>
            </text:list-item>
          </text:list>
        </text:list-item>
      </text:list>
      <text:p text:style-name="P55"/>
      <text:p text:style-name="P55"><text:soft-page-break/></text:p>
      <text:p text:style-name="P5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Lucidasans3" svg:font-family="Lucidasans"/>
    <style:font-face style:name="Times" svg:font-family="Times"/>
    <style:font-face style:name="Courier New" svg:font-family="'Courier New'" style:font-family-generic="modern"/>
    <style:font-face style:name="Times2" svg:font-family="Times" style:font-family-generic="roman"/>
    <style:font-face style:name="Times New Roman1" svg:font-family="'Times New Roman'" style:font-family-generic="roman"/>
    <style:font-face style:name="Arial1" svg:font-family="Arial" style:font-family-generic="swiss"/>
    <style:font-face style:name="Times1" svg:font-family="Times" style:font-family-generic="swiss"/>
    <style:font-face style:name="Courier New1" svg:font-family="'Courier New'" style:font-family-generic="modern" style:font-pitch="fixed"/>
    <style:font-face style:name="Century Schoolbook" svg:font-family="'Century Schoolbook'" style:font-family-generic="roman" style:font-pitch="variable"/>
    <style:font-face style:name="DejaVuSans1" svg:font-family="DejaVuSans" style:font-family-generic="roman" style:font-pitch="variable"/>
    <style:font-face style:name="Lucidasans2" svg:font-family="Lucidasans" style:font-family-generic="roman" style:font-pitch="variable"/>
    <style:font-face style:name="Perpetua" svg:font-family="Perpetua" style:font-family-generic="roman" style:font-pitch="variable"/>
    <style:font-face style:name="Times New Roman" svg:font-family="'Times New Roman'" style:font-family-generic="roman" style:font-pitch="variable"/>
    <style:font-face style:name="Papyrus" svg:font-family="Papyrus" style:font-family-generic="script" style:font-pitch="variable"/>
    <style:font-face style:name="Arial" svg:font-family="Arial" style:font-family-generic="swiss" style:font-pitch="variable"/>
    <style:font-face style:name="Arial Unicode MS" svg:font-family="'Arial Unicode MS', Tahoma" style:font-family-generic="swiss" style:font-pitch="variable"/>
    <style:font-face style:name="Lucidasans1" svg:font-family="Lucidasans" style:font-family-generic="swiss" style:font-pitch="variable"/>
    <style:font-face style:name="Tahoma" svg:font-family="Tahom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marker draw:name="msArrowEnd_20_5" draw:display-name="msArrowEnd 5" svg:viewBox="0 0 210 210" svg:d="m105 0 105 210h-210z"/>
    <draw:marker draw:name="msArrowOvalEnd_20_1" draw:display-name="msArrowOvalEnd 1" svg:viewBox="0 0 140 140" svg:d="m140 0c0-38-32-70-70-70s-70 32-70 70 32 70 70 70 70-32 70-70z"/>
    <draw:stroke-dash draw:name="Dash_20_1" draw:display-name="Dash 1"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fo:font-size="12pt" fo:language="es" fo:country="AR" style:font-name-asian="DejaVu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text-properties style:font-name="Arial" fo:font-size="6pt" fo:language="es" fo:country="MX" style:font-size-asian="6pt" style:font-name-complex="Arial"/>
    </style:style>
    <style:style style:name="List" style:family="paragraph" style:parent-style-name="Text_20_body" style:class="list">
      <style:text-properties style:font-name="Times" style:font-size-asian="12pt" style:font-name-complex="Lucidasans3"/>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3"/>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212cm" fo:text-indent="0cm" style:auto-text-indent="false" fo:padding-left="0cm" fo:padding-right="0cm" fo:padding-top="0cm" fo:padding-bottom="0.176cm" fo:border-left="none" fo:border-right="none" fo:border-top="none" fo:border-bottom="0.035cm solid #000000" fo:keep-with-next="always"/>
      <style:text-properties style:font-name="Perpetua" fo:font-size="11pt" fo:language="es" fo:country="MX" fo:font-weight="bold" style:letter-kerning="true" style:font-size-asian="11pt" style:font-weight-asian="bold" style:font-name-complex="Tahoma" style:font-size-complex="16pt" style:font-weight-complex="bold"/>
    </style:style>
    <style:style style:name="Heading_20_2" style:display-name="Heading 2" style:family="paragraph" style:parent-style-name="Standard" style:next-style-name="Standard" style:list-style-name="WW8Num6" style:class="text">
      <style:paragraph-properties fo:margin-left="0cm" fo:margin-right="0cm" fo:margin-top="0.847cm" fo:margin-bottom="0.212cm" fo:text-indent="0cm" style:auto-text-indent="false" fo:keep-with-next="always"/>
      <style:text-properties style:font-name="Century Schoolbook" fo:font-size="14pt" fo:language="es" fo:country="MX" fo:font-weight="bold" style:font-size-asian="14pt" style:font-weight-asian="bold" style:font-name-complex="Arial" style:font-size-complex="14pt" style:font-weight-complex="bold"/>
    </style:style>
    <style:style style:name="Heading_20_4" style:display-name="Heading 4" style:family="paragraph" style:parent-style-name="Standard" style:next-style-name="Standard" style:list-style-name="WW8Num3" style:class="text">
      <style:paragraph-properties fo:margin-left="0cm" fo:margin-right="0cm" fo:margin-top="0.423cm" fo:margin-bottom="0.106cm" fo:text-indent="0cm" style:auto-text-indent="false" fo:keep-with-next="always"/>
      <style:text-properties fo:font-size="14pt" fo:language="es" fo:country="MX" fo:font-weight="bold" style:font-size-asian="14pt" style:font-weight-asian="bold" style:font-size-complex="14pt" style:font-weight-complex="bold"/>
    </style:style>
    <style:style style:name="Heading_20_5" style:display-name="Heading 5" style:family="paragraph" style:parent-style-name="Standard" style:next-style-name="Standard" style:list-style-name="WW8Num3" style:class="text">
      <style:paragraph-properties fo:margin-left="0cm" fo:margin-right="0cm" fo:margin-top="0.423cm" fo:margin-bottom="0.106cm"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style:style>
    <style:style style:name="Title" style:family="paragraph" style:parent-style-name="Standard" style:next-style-name="Subtitle" style:class="chapter">
      <style:paragraph-properties fo:margin-left="0cm" fo:margin-right="0cm" fo:margin-top="0cm" fo:margin-bottom="0.212cm" fo:text-indent="0.953cm" style:auto-text-indent="false"/>
      <style:text-properties style:font-name="Papyrus" fo:font-size="28pt" fo:language="es" fo:country="MX" fo:font-weight="bold" style:letter-kerning="true" style:font-size-asian="28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exto_20_independiente_20_2" style:display-name="Texto independiente 2" style:family="paragraph" style:parent-style-name="Standard">
      <style:paragraph-properties fo:text-align="center" style:justify-single-word="false"/>
      <style:text-properties style:font-name="Arial" fo:font-size="10pt" fo:language="es" fo:country="MX" style:font-size-asian="10pt" style:font-name-complex="Arial"/>
    </style:style>
    <style:style style:name="Texto_20_independiente_20_3" style:display-name="Texto independiente 3" style:family="paragraph" style:parent-style-name="Standard">
      <style:text-properties style:font-name="Arial" fo:font-size="8pt" fo:language="es" fo:country="MX" style:font-size-asian="8pt" style:font-name-complex="Arial"/>
    </style:style>
    <style:style style:name="Frame_20_contents" style:display-name="Frame contents" style:family="paragraph" style:parent-style-name="Text_20_body" style:class="extra"/>
    <style:style style:name="WW8Num1z0" style:family="text">
      <style:text-properties style:font-name="Wingdings"/>
    </style:style>
    <style:style style:name="WW8Num1z1" style:family="text">
      <style:text-properties style:font-name="Times New Roman" fo:font-size="10pt" fo:font-style="normal" fo:font-weight="bold" style:font-size-asian="10pt" style:font-style-asian="normal" style:font-weight-asian="bold"/>
    </style:style>
    <style:style style:name="WW8Num1z3" style:family="text">
      <style:text-properties style:font-name="Symbol"/>
    </style:style>
    <style:style style:name="WW8Num1z4" style:family="text">
      <style:text-properties style:font-name="Courier New"/>
    </style:style>
    <style:style style:name="WW8Num2z0" style:family="text">
      <style:text-properties fo:font-size="11pt" fo:font-style="normal" fo:font-weight="bold" style:font-size-asian="11pt" style:font-style-asian="normal" style:font-weight-asian="bold"/>
    </style:style>
    <style:style style:name="WW8Num2z1" style:family="text">
      <style:text-properties style:font-name="Wingdings"/>
    </style:style>
    <style:style style:name="WW8Num2z2" style:family="text">
      <style:text-properties style:font-name="Times New Roman" fo:font-size="10pt" fo:font-style="normal" fo:font-weight="normal" style:font-size-asian="10pt" style:font-style-asian="normal" style:font-weight-asian="normal"/>
    </style:style>
    <style:style style:name="WW8Num4z0" style:family="text">
      <style:text-properties style:font-name="Wingdings" fo:font-size="9pt" style:font-size-asian="9pt"/>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Wingdings" fo:font-size="9pt" style:font-size-asian="9pt"/>
    </style:style>
    <style:style style:name="WW8Num5z1"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7z0" style:family="text">
      <style:text-properties fo:color="#000000" style:font-name="Wingdings" fo:font-size="8pt" style:font-size-asian="8pt"/>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Wingdings"/>
    </style:style>
    <style:style style:name="WW8Num8z1" style:family="text">
      <style:text-properties style:font-name="Courier New"/>
    </style:style>
    <style:style style:name="WW8Num8z3" style:family="text">
      <style:text-properties style:font-name="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Código_20_HTML" style:display-name="Código HTML" style:family="text" style:parent-style-name="Fuente_20_de_20_párrafo_20_predeter.">
      <style:text-properties style:font-name="Courier New" fo:font-size="10pt" style:font-name-asian="Courier New" style:font-size-asian="10pt" style:font-name-complex="Courier New" style:font-size-complex="10pt"/>
    </style:style>
    <style:style style:name="Máquina_20_de_20_escribir_20_HTML" style:display-name="Máquina de escribir HTML" style:family="text" style:parent-style-name="Fuente_20_de_20_párrafo_20_predeter.">
      <style:text-properties style:font-name="Arial Unicode MS" fo:font-size="10pt" style:font-name-asian="Arial Unicode MS" style:font-size-asian="10pt" style:font-name-complex="Arial Unicode MS" style:font-size-complex="10pt"/>
    </style:style>
    <style:style style:name="Page_20_Number" style:display-name="Page Number" style:family="text" style:parent-style-name="Fuente_20_de_20_párrafo_20_predeter."/>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WW8Num2z0" style:num-suffix=".)" style:num-format="1">
        <style:list-level-properties text:min-label-width="1cm"/>
      </text:outline-level-style>
      <text:outline-level-style text:level="2" style:num-format="">
        <style:list-level-properties text:min-label-distance="0.381cm"/>
      </text:outline-level-style>
      <text:outline-level-style text:level="3" text:style-name="WW8Num2z2" style:num-suffix="." style:num-format="a" style:num-letter-sync="true">
        <style:list-level-properties text:space-before="3.493cm" text:min-label-width="0.635cm"/>
      </text:outline-level-style>
      <text:outline-level-style text:level="4" style:num-suffix="." style:num-format="1">
        <style:list-level-properties text:space-before="4.445cm" text:min-label-width="0.635cm"/>
      </text:outline-level-style>
      <text:outline-level-style text:level="5" style:num-suffix="." style:num-format="a" style:num-letter-sync="true">
        <style:list-level-properties text:space-before="5.715cm" text:min-label-width="0.635cm"/>
      </text:outline-level-style>
      <text:outline-level-style text:level="6" style:num-suffix="." style:num-format="i">
        <style:list-level-properties text:min-label-width="7.62cm" text:min-label-distance="0.318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min-label-width="11.43cm" text:min-label-distance="0.318cm" fo:text-align="end"/>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number text:level="2" text:style-name="WW8Num1z1" style:num-suffix=".)" style:num-format="a" style:num-letter-sync="true">
        <style:list-level-properties text:space-before="1.905cm" text:min-label-width="0.9cm"/>
      </text:list-level-style-number>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4" style:num-suffix="." text:bullet-char="o">
        <style:list-level-properties text:space-before="5.715cm" text:min-label-width="0.635cm"/>
        <style:text-properties style:font-name="Courier New1"/>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4" style:num-suffix="." text:bullet-char="o">
        <style:list-level-properties text:space-before="9.525cm" text:min-label-width="0.635cm"/>
        <style:text-properties style:font-name="Courier New1"/>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text:style-name="WW8Num2z0" style:num-suffix=".)" style:num-format="1">
        <style:list-level-properties text:min-label-width="1cm"/>
      </text:list-level-style-number>
      <text:list-level-style-bullet text:level="2" text:style-name="WW8Num2z1" style:num-suffix="." text:bullet-char="">
        <style:list-level-properties text:space-before="1.905cm" text:min-label-width="0.635cm"/>
        <style:text-properties style:font-name="Wingdings"/>
      </text:list-level-style-bullet>
      <text:list-level-style-number text:level="3" text:style-name="WW8Num2z2"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text:list-level-style-number text:level="2" style:num-suffix=".)" style:num-format="1" text:display-levels="2">
        <style:list-level-properties text:space-before="1.27cm"/>
      </text:list-level-style-number>
      <text:list-level-style-number text:level="3" style:num-suffix="." style:num-format="1">
        <style:list-level-properties text:space-before="2.54cm"/>
      </text:list-level-style-number>
      <text:list-level-style-number text:level="4" style:num-suffix=".)" style:num-format="a" style:num-letter-sync="true">
        <style:list-level-properties text:space-before="3.81cm"/>
      </text:list-level-style-number>
      <text:list-level-style-number text:level="5" style:num-prefix="(" style:num-suffix=")" style:num-format="1">
        <style:list-level-properties text:space-before="5.08cm"/>
      </text:list-level-style-number>
      <text:list-level-style-number text:level="6" style:num-prefix="(" style:num-suffix=")" style:num-format="a" style:num-letter-sync="true">
        <style:list-level-properties text:space-before="6.35cm"/>
      </text:list-level-style-number>
      <text:list-level-style-number text:level="7" style:num-prefix="(" style:num-suffix=")" style:num-format="i">
        <style:list-level-properties text:space-before="7.62cm"/>
      </text:list-level-style-number>
      <text:list-level-style-number text:level="8" style:num-prefix="(" style:num-suffix=")" style:num-format="a" style:num-letter-sync="true">
        <style:list-level-properties text:space-before="8.89cm"/>
      </text:list-level-style-number>
      <text:list-level-style-number text:level="9" style:num-prefix="(" style:num-suffix=")" style:num-format="i">
        <style:list-level-properties text:space-before="10.16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min-label-width="0.635cm"/>
        <style:text-properties style:font-name="Wingdings"/>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Wingdings"/>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3"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3"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49cm" text:min-label-width="0.635cm"/>
        <style:text-properties style:font-name="Wingdings"/>
      </text:list-level-style-bullet>
      <text:list-level-style-bullet text:level="2" text:style-name="WW8Num7z1" style:num-suffix="." text:bullet-char="o">
        <style:list-level-properties text:space-before="0.963cm" text:min-label-width="0.635cm"/>
        <style:text-properties style:font-name="Courier New1"/>
      </text:list-level-style-bullet>
      <text:list-level-style-bullet text:level="3" text:style-name="WW8Num7z2" style:num-suffix="." text:bullet-char="">
        <style:list-level-properties text:space-before="-0.307cm" text:min-label-width="0.635cm"/>
        <style:text-properties style:font-name="Wingdings"/>
      </text:list-level-style-bullet>
      <text:list-level-style-bullet text:level="4" text:style-name="WW8Num7z3" style:num-suffix="." text:bullet-char="">
        <style:list-level-properties text:space-before="0.307cm" text:min-label-width="0.635cm"/>
        <style:text-properties style:font-name="Symbol"/>
      </text:list-level-style-bullet>
      <text:list-level-style-bullet text:level="5" text:style-name="WW8Num7z1" style:num-suffix="." text:bullet-char="o">
        <style:list-level-properties text:space-before="1.577cm" text:min-label-width="0.635cm"/>
        <style:text-properties style:font-name="Courier New1"/>
      </text:list-level-style-bullet>
      <text:list-level-style-bullet text:level="6" text:style-name="WW8Num7z2" style:num-suffix="." text:bullet-char="">
        <style:list-level-properties text:space-before="2.847cm" text:min-label-width="0.635cm"/>
        <style:text-properties style:font-name="Wingdings"/>
      </text:list-level-style-bullet>
      <text:list-level-style-bullet text:level="7" text:style-name="WW8Num7z3" style:num-suffix="." text:bullet-char="">
        <style:list-level-properties text:space-before="4.117cm" text:min-label-width="0.635cm"/>
        <style:text-properties style:font-name="Symbol"/>
      </text:list-level-style-bullet>
      <text:list-level-style-bullet text:level="8" text:style-name="WW8Num7z1" style:num-suffix="." text:bullet-char="o">
        <style:list-level-properties text:space-before="5.387cm" text:min-label-width="0.635cm"/>
        <style:text-properties style:font-name="Courier New1"/>
      </text:list-level-style-bullet>
      <text:list-level-style-bullet text:level="9" text:style-name="WW8Num7z2" style:num-suffix="." text:bullet-char="">
        <style:list-level-properties text:space-before="6.65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1.249cm" text:min-label-width="0.665cm"/>
        <style:text-properties style:font-name="Wingdings"/>
      </text:list-level-style-bullet>
      <text:list-level-style-bullet text:level="2" text:style-name="WW8Num8z1" style:num-suffix="." text:bullet-char="o">
        <style:list-level-properties text:space-before="0.963cm" text:min-label-width="0.635cm"/>
        <style:text-properties style:font-name="Courier New1"/>
      </text:list-level-style-bullet>
      <text:list-level-style-bullet text:level="3" text:style-name="WW8Num8z0" style:num-suffix="." text:bullet-char="">
        <style:list-level-properties text:space-before="-0.307cm" text:min-label-width="0.635cm"/>
        <style:text-properties style:font-name="Wingdings"/>
      </text:list-level-style-bullet>
      <text:list-level-style-bullet text:level="4" text:style-name="WW8Num8z3" style:num-suffix="." text:bullet-char="">
        <style:list-level-properties text:space-before="0.307cm" text:min-label-width="0.635cm"/>
        <style:text-properties style:font-name="Symbol"/>
      </text:list-level-style-bullet>
      <text:list-level-style-bullet text:level="5" text:style-name="WW8Num8z1" style:num-suffix="." text:bullet-char="o">
        <style:list-level-properties text:space-before="1.577cm" text:min-label-width="0.635cm"/>
        <style:text-properties style:font-name="Courier New1"/>
      </text:list-level-style-bullet>
      <text:list-level-style-bullet text:level="6" text:style-name="WW8Num8z0" style:num-suffix="." text:bullet-char="">
        <style:list-level-properties text:space-before="2.847cm" text:min-label-width="0.635cm"/>
        <style:text-properties style:font-name="Wingdings"/>
      </text:list-level-style-bullet>
      <text:list-level-style-bullet text:level="7" text:style-name="WW8Num8z3" style:num-suffix="." text:bullet-char="">
        <style:list-level-properties text:space-before="4.117cm" text:min-label-width="0.635cm"/>
        <style:text-properties style:font-name="Symbol"/>
      </text:list-level-style-bullet>
      <text:list-level-style-bullet text:level="8" text:style-name="WW8Num8z1" style:num-suffix="." text:bullet-char="o">
        <style:list-level-properties text:space-before="5.387cm" text:min-label-width="0.635cm"/>
        <style:text-properties style:font-name="Courier New1"/>
      </text:list-level-style-bullet>
      <text:list-level-style-bullet text:level="9" text:style-name="WW8Num8z0" style:num-suffix="." text:bullet-char="">
        <style:list-level-properties text:space-before="6.657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style:tab-stops>
          <style:tab-stop style:position="8.043cm"/>
          <style:tab-stop style:position="15.24cm" style:type="right"/>
        </style:tab-stops>
      </style:paragraph-properties>
      <style:text-properties fo:font-size="11pt" fo:language="es" fo:country="MX" fo:font-weight="bold" style:font-size-asian="11pt" style:font-weight-asian="bold" style:font-weight-complex="bold"/>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18cm solid #000000">
        <style:tab-stops>
          <style:tab-stop style:position="8.043cm"/>
          <style:tab-stop style:position="15.24cm" style:type="right"/>
        </style:tab-stops>
      </style:paragraph-properties>
    </style:style>
    <style:style style:name="P3" style:family="paragraph" style:parent-style-name="Footer">
      <style:paragraph-properties fo:margin-left="0cm" fo:margin-right="0.635cm" fo:text-indent="0cm" style:auto-text-indent="false"/>
    </style:style>
    <style:style style:name="T1" style:family="text">
      <style:text-properties fo:font-size="11pt" fo:language="es" fo:country="MX" fo:font-weight="bold" style:font-size-asian="11pt" style:font-weight-asian="bold" style:font-weight-complex="bold"/>
    </style:style>
    <style:style style:name="T2" style:family="text">
      <style:text-properties fo:font-size="11pt" fo:language="es" fo:country="MX" fo:font-style="italic" fo:font-weight="bold" style:font-size-asian="11pt" style:font-style-asian="italic" style:font-weight-asian="bold" style:font-style-complex="italic" style:font-weight-complex="bold"/>
    </style:style>
    <style:style style:name="T3"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1.251cm" fo:margin-bottom="1.251cm" fo:margin-left="3.17cm" fo:margin-right="3.1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949cm" fo:margin-left="0cm" fo:margin-right="0cm" fo:margin-bottom="1.85cm" style:dynamic-spacing="true"/>
      </style:header-style>
      <style:footer-style>
        <style:header-footer-properties fo:min-height="1.289cm" fo:margin-left="0cm" fo:margin-right="0cm" fo:margin-top="1.191cm" style:dynamic-spacing="true"/>
      </style:footer-style>
    </style:page-layout>
  </office:automatic-styles>
  <office:master-styles>
    <style:master-page style:name="Standard" style:page-layout-name="pm1">
      <style:header>
        <text:p text:style-name="P1">UTN Córdoba<text:tab/>Ingenieria en Sistemas de Información</text:p>
        <text:p text:style-name="P1"/>
        <text:p text:style-name="P2"><text:span text:style-name="T1">Cátedra: </text:span><text:span text:style-name="T2">Diseño de Lenguajes de Consulta</text:span></text:p>
      </style:header>
      <style:footer>
        <text:p text:style-name="P3"><draw:frame draw:style-name="fr1" draw:name="Marco5" text:anchor-type="paragraph" svg:y="0.002cm" fo:min-width="0.041cm" draw:z-index="19"><draw:text-box fo:min-height="0.37cm"><text:p text:style-name="Footer"><text:span text:style-name="Page_20_Number"><text:page-number text:select-page="current">8</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dc:title>Ficha de clase número: 02</dc:title>
    <meta:initial-creator>Valerio Frittelli</meta:initial-creator>
    <meta:creation-date>2008-03-11T19:08:00</meta:creation-date>
    <dc:creator>Juan Cabral</dc:creator>
    <dc:date>2008-03-26T15:17:14</dc:date>
    <meta:editing-cycles>48</meta:editing-cycles>
    <meta:editing-duration>PT23H53M33S</meta:editing-duration>
    <meta:user-defined meta:name="Info 1"/>
    <meta:user-defined meta:name="Info 2"/>
    <meta:user-defined meta:name="Info 3"/>
    <meta:user-defined meta:name="Info 4"/>
    <meta:document-statistic meta:table-count="0" meta:image-count="0" meta:object-count="0" meta:page-count="20" meta:paragraph-count="595" meta:word-count="4317" meta:character-count="32193"/>
  </office:meta>
</office:document-meta>
</file>